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Acrony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Drinking water (water without any additives except carbon dioxide; includes water ice for consumptio</text:p>
          </table:table-cell>
          <table:table-cell office:value-type="string" calcext:value-type="string">
            <text:p>Eggs and egg products</text:p>
          </table:table-cell>
          <table:table-cell office:value-type="string" calcext:value-type="string">
            <text:p>Fish and other seafood (including amphibians, reptiles, snails and insects)</text:p>
          </table:table-cell>
          <table:table-cell office:value-type="string" calcext:value-type="string">
            <text:p>Food for infants and small children</text:p>
          </table:table-cell>
          <table:table-cell office:value-type="string" calcext:value-type="string">
            <text:p>Fruit and fruit products</text:p>
          </table:table-cell>
          <table:table-cell office:value-type="string" calcext:value-type="string">
            <text:p>Meat and meat products (including edible offal)</text:p>
          </table:table-cell>
          <table:table-cell office:value-type="string" calcext:value-type="string">
            <text:p>Milk and dairy products</text:p>
          </table:table-cell>
          <table:table-cell office:value-type="string" calcext:value-type="string">
            <text:p>Other foods</text:p>
          </table:table-cell>
          <table:table-cell office:value-type="string" calcext:value-type="string">
            <text:p>Starchy roots and tubers</text:p>
          </table:table-cell>
          <table:table-cell office:value-type="string" calcext:value-type="string">
            <text:p>Vegetables and vegetable products (including fungi)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BE</text:p>
          </table:table-cell>
          <table:table-cell office:value-type="float" office:value="0" calcext:value-type="float">
            <text:p>0</text:p>
          </table:table-cell>
          <table:table-cell office:value-type="float" office:value="0.0069415567" calcext:value-type="float">
            <text:p>0.0069415567</text:p>
          </table:table-cell>
          <table:table-cell office:value-type="float" office:value="0" calcext:value-type="float">
            <text:p>0</text:p>
          </table:table-cell>
          <table:table-cell office:value-type="float" office:value="0.3115151809" calcext:value-type="float">
            <text:p>0.3115151809</text:p>
          </table:table-cell>
          <table:table-cell office:value-type="float" office:value="0" calcext:value-type="float">
            <text:p>0</text:p>
          </table:table-cell>
          <table:table-cell office:value-type="float" office:value="0.1938386062" calcext:value-type="float">
            <text:p>0.1938386062</text:p>
          </table:table-cell>
          <table:table-cell office:value-type="float" office:value="0.1215639937" calcext:value-type="float">
            <text:p>0.1215639937</text:p>
          </table:table-cell>
          <table:table-cell office:value-type="float" office:value="0.0248382859" calcext:value-type="float">
            <text:p>0.0248382859</text:p>
          </table:table-cell>
          <table:table-cell office:value-type="float" office:value="0.0048393772" calcext:value-type="float">
            <text:p>0.0048393772</text:p>
          </table:table-cell>
          <table:table-cell office:value-type="float" office:value="0.023001202" calcext:value-type="float">
            <text:p>0.023001202</text:p>
          </table:table-cell>
          <table:table-cell office:value-type="float" office:value="0.0118987186" calcext:value-type="float">
            <text:p>0.0118987186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BG</text:p>
          </table:table-cell>
          <table:table-cell office:value-type="float" office:value="0" calcext:value-type="float">
            <text:p>0</text:p>
          </table:table-cell>
          <table:table-cell office:value-type="float" office:value="0.0157757207" calcext:value-type="float">
            <text:p>0.0157757207</text:p>
          </table:table-cell>
          <table:table-cell office:value-type="float" office:value="0.2637271377" calcext:value-type="float">
            <text:p>0.2637271377</text:p>
          </table:table-cell>
          <table:table-cell office:value-type="float" office:value="0.6370514796" calcext:value-type="float">
            <text:p>0.6370514796</text:p>
          </table:table-cell>
          <table:table-cell office:value-type="float" office:value="0" calcext:value-type="float">
            <text:p>0</text:p>
          </table:table-cell>
          <table:table-cell office:value-type="float" office:value="0.1762266414" calcext:value-type="float">
            <text:p>0.1762266414</text:p>
          </table:table-cell>
          <table:table-cell office:value-type="float" office:value="0.1775685031" calcext:value-type="float">
            <text:p>0.1775685031</text:p>
          </table:table-cell>
          <table:table-cell office:value-type="float" office:value="0.0098026877" calcext:value-type="float">
            <text:p>0.0098026877</text:p>
          </table:table-cell>
          <table:table-cell office:value-type="float" office:value="0.0075744232" calcext:value-type="float">
            <text:p>0.0075744232</text:p>
          </table:table-cell>
          <table:table-cell office:value-type="float" office:value="0.0154260953" calcext:value-type="float">
            <text:p>0.0154260953</text:p>
          </table:table-cell>
          <table:table-cell office:value-type="float" office:value="0.0271680796" calcext:value-type="float">
            <text:p>0.0271680796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DE</text:p>
          </table:table-cell>
          <table:table-cell office:value-type="float" office:value="0" calcext:value-type="float">
            <text:p>0</text:p>
          </table:table-cell>
          <table:table-cell office:value-type="float" office:value="0.0099207221" calcext:value-type="float">
            <text:p>0.0099207221</text:p>
          </table:table-cell>
          <table:table-cell office:value-type="float" office:value="0.1515395469" calcext:value-type="float">
            <text:p>0.1515395469</text:p>
          </table:table-cell>
          <table:table-cell office:value-type="float" office:value="0.3783430296" calcext:value-type="float">
            <text:p>0.3783430296</text:p>
          </table:table-cell>
          <table:table-cell office:value-type="float" office:value="0" calcext:value-type="float">
            <text:p>0</text:p>
          </table:table-cell>
          <table:table-cell office:value-type="float" office:value="0.2233706376" calcext:value-type="float">
            <text:p>0.2233706376</text:p>
          </table:table-cell>
          <table:table-cell office:value-type="float" office:value="0.1249673356" calcext:value-type="float">
            <text:p>0.1249673356</text:p>
          </table:table-cell>
          <table:table-cell office:value-type="float" office:value="0.0169769598" calcext:value-type="float">
            <text:p>0.0169769598</text:p>
          </table:table-cell>
          <table:table-cell office:value-type="float" office:value="0.0033868465" calcext:value-type="float">
            <text:p>0.0033868465</text:p>
          </table:table-cell>
          <table:table-cell office:value-type="float" office:value="0.0099453112" calcext:value-type="float">
            <text:p>0.0099453112</text:p>
          </table:table-cell>
          <table:table-cell office:value-type="float" office:value="0.0123643454" calcext:value-type="float">
            <text:p>0.0123643454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DK</text:p>
          </table:table-cell>
          <table:table-cell office:value-type="float" office:value="0" calcext:value-type="float">
            <text:p>0</text:p>
          </table:table-cell>
          <table:table-cell office:value-type="float" office:value="0.018639226" calcext:value-type="float">
            <text:p>0.018639226</text:p>
          </table:table-cell>
          <table:table-cell office:value-type="float" office:value="0.1411220711" calcext:value-type="float">
            <text:p>0.1411220711</text:p>
          </table:table-cell>
          <table:table-cell office:value-type="float" office:value="1.0835895882" calcext:value-type="float">
            <text:p>1.0835895882</text:p>
          </table:table-cell>
          <table:table-cell office:value-type="float" office:value="0" calcext:value-type="float">
            <text:p>0</text:p>
          </table:table-cell>
          <table:table-cell office:value-type="float" office:value="0.2371373659" calcext:value-type="float">
            <text:p>0.2371373659</text:p>
          </table:table-cell>
          <table:table-cell office:value-type="float" office:value="0.1282790975" calcext:value-type="float">
            <text:p>0.1282790975</text:p>
          </table:table-cell>
          <table:table-cell office:value-type="float" office:value="0.0249040958" calcext:value-type="float">
            <text:p>0.0249040958</text:p>
          </table:table-cell>
          <table:table-cell office:value-type="float" office:value="0.0066943095" calcext:value-type="float">
            <text:p>0.0066943095</text:p>
          </table:table-cell>
          <table:table-cell office:value-type="float" office:value="0.0078950381" calcext:value-type="float">
            <text:p>0.0078950381</text:p>
          </table:table-cell>
          <table:table-cell office:value-type="float" office:value="0.013527181" calcext:value-type="float">
            <text:p>0.013527181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EE</text:p>
          </table:table-cell>
          <table:table-cell office:value-type="float" office:value="0" calcext:value-type="float">
            <text:p>0</text:p>
          </table:table-cell>
          <table:table-cell office:value-type="float" office:value="0.0142983565" calcext:value-type="float">
            <text:p>0.0142983565</text:p>
          </table:table-cell>
          <table:table-cell office:value-type="float" office:value="0.2082806035" calcext:value-type="float">
            <text:p>0.2082806035</text:p>
          </table:table-cell>
          <table:table-cell office:value-type="float" office:value="0.5146691486" calcext:value-type="float">
            <text:p>0.5146691486</text:p>
          </table:table-cell>
          <table:table-cell office:value-type="float" office:value="0" calcext:value-type="float">
            <text:p>0</text:p>
          </table:table-cell>
          <table:table-cell office:value-type="float" office:value="0.3279686698" calcext:value-type="float">
            <text:p>0.3279686698</text:p>
          </table:table-cell>
          <table:table-cell office:value-type="float" office:value="0.224886556" calcext:value-type="float">
            <text:p>0.224886556</text:p>
          </table:table-cell>
          <table:table-cell office:value-type="float" office:value="0.0237431567" calcext:value-type="float">
            <text:p>0.0237431567</text:p>
          </table:table-cell>
          <table:table-cell office:value-type="float" office:value="0.0040397228" calcext:value-type="float">
            <text:p>0.0040397228</text:p>
          </table:table-cell>
          <table:table-cell office:value-type="float" office:value="0.0171442473" calcext:value-type="float">
            <text:p>0.0171442473</text:p>
          </table:table-cell>
          <table:table-cell office:value-type="float" office:value="0.0231170642" calcext:value-type="float">
            <text:p>0.023117064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ES</text:p>
          </table:table-cell>
          <table:table-cell office:value-type="float" office:value="0" calcext:value-type="float">
            <text:p>0</text:p>
          </table:table-cell>
          <table:table-cell office:value-type="float" office:value="0.0128695352" calcext:value-type="float">
            <text:p>0.0128695352</text:p>
          </table:table-cell>
          <table:table-cell office:value-type="float" office:value="0.2725143296" calcext:value-type="float">
            <text:p>0.2725143296</text:p>
          </table:table-cell>
          <table:table-cell office:value-type="float" office:value="1.8401980742" calcext:value-type="float">
            <text:p>1.8401980742</text:p>
          </table:table-cell>
          <table:table-cell office:value-type="float" office:value="0" calcext:value-type="float">
            <text:p>0</text:p>
          </table:table-cell>
          <table:table-cell office:value-type="float" office:value="0.2677443062" calcext:value-type="float">
            <text:p>0.2677443062</text:p>
          </table:table-cell>
          <table:table-cell office:value-type="float" office:value="0.126967655" calcext:value-type="float">
            <text:p>0.126967655</text:p>
          </table:table-cell>
          <table:table-cell office:value-type="float" office:value="0.0193801281" calcext:value-type="float">
            <text:p>0.0193801281</text:p>
          </table:table-cell>
          <table:table-cell office:value-type="float" office:value="0.0034341304" calcext:value-type="float">
            <text:p>0.0034341304</text:p>
          </table:table-cell>
          <table:table-cell office:value-type="float" office:value="0.0173711325" calcext:value-type="float">
            <text:p>0.0173711325</text:p>
          </table:table-cell>
          <table:table-cell office:value-type="float" office:value="0.0225345721" calcext:value-type="float">
            <text:p>0.0225345721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FI</text:p>
          </table:table-cell>
          <table:table-cell office:value-type="float" office:value="0" calcext:value-type="float">
            <text:p>0</text:p>
          </table:table-cell>
          <table:table-cell office:value-type="float" office:value="0.027256925" calcext:value-type="float">
            <text:p>0.027256925</text:p>
          </table:table-cell>
          <table:table-cell office:value-type="float" office:value="0.0636665466" calcext:value-type="float">
            <text:p>0.0636665466</text:p>
          </table:table-cell>
          <table:table-cell office:value-type="float" office:value="0.2540518972" calcext:value-type="float">
            <text:p>0.2540518972</text:p>
          </table:table-cell>
          <table:table-cell office:value-type="float" office:value="0" calcext:value-type="float">
            <text:p>0</text:p>
          </table:table-cell>
          <table:table-cell office:value-type="float" office:value="0.1940815676" calcext:value-type="float">
            <text:p>0.1940815676</text:p>
          </table:table-cell>
          <table:table-cell office:value-type="float" office:value="0.21435818" calcext:value-type="float">
            <text:p>0.21435818</text:p>
          </table:table-cell>
          <table:table-cell office:value-type="float" office:value="0.0215409437" calcext:value-type="float">
            <text:p>0.0215409437</text:p>
          </table:table-cell>
          <table:table-cell office:value-type="float" office:value="0.0039521142" calcext:value-type="float">
            <text:p>0.0039521142</text:p>
          </table:table-cell>
          <table:table-cell office:value-type="float" office:value="0.0258771511" calcext:value-type="float">
            <text:p>0.0258771511</text:p>
          </table:table-cell>
          <table:table-cell office:value-type="float" office:value="0.0150329169" calcext:value-type="float">
            <text:p>0.0150329169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FR</text:p>
          </table:table-cell>
          <table:table-cell office:value-type="float" office:value="0" calcext:value-type="float">
            <text:p>0</text:p>
          </table:table-cell>
          <table:table-cell office:value-type="float" office:value="0.0152126128" calcext:value-type="float">
            <text:p>0.0152126128</text:p>
          </table:table-cell>
          <table:table-cell office:value-type="float" office:value="0.0654864377" calcext:value-type="float">
            <text:p>0.0654864377</text:p>
          </table:table-cell>
          <table:table-cell office:value-type="float" office:value="1.2620953759" calcext:value-type="float">
            <text:p>1.2620953759</text:p>
          </table:table-cell>
          <table:table-cell office:value-type="float" office:value="0" calcext:value-type="float">
            <text:p>0</text:p>
          </table:table-cell>
          <table:table-cell office:value-type="float" office:value="0.217710083" calcext:value-type="float">
            <text:p>0.217710083</text:p>
          </table:table-cell>
          <table:table-cell office:value-type="float" office:value="0.1398173666" calcext:value-type="float">
            <text:p>0.1398173666</text:p>
          </table:table-cell>
          <table:table-cell office:value-type="float" office:value="0.0257044955" calcext:value-type="float">
            <text:p>0.0257044955</text:p>
          </table:table-cell>
          <table:table-cell office:value-type="float" office:value="0.0024642866" calcext:value-type="float">
            <text:p>0.0024642866</text:p>
          </table:table-cell>
          <table:table-cell office:value-type="float" office:value="0.0106708405" calcext:value-type="float">
            <text:p>0.0106708405</text:p>
          </table:table-cell>
          <table:table-cell office:value-type="float" office:value="0.0224769614" calcext:value-type="float">
            <text:p>0.0224769614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GB</text:p>
          </table:table-cell>
          <table:table-cell office:value-type="float" office:value="0" calcext:value-type="float">
            <text:p>0</text:p>
          </table:table-cell>
          <table:table-cell office:value-type="float" office:value="0.027204206" calcext:value-type="float">
            <text:p>0.027204206</text:p>
          </table:table-cell>
          <table:table-cell office:value-type="float" office:value="0.2026744113" calcext:value-type="float">
            <text:p>0.2026744113</text:p>
          </table:table-cell>
          <table:table-cell office:value-type="float" office:value="1.5802418747" calcext:value-type="float">
            <text:p>1.5802418747</text:p>
          </table:table-cell>
          <table:table-cell office:value-type="float" office:value="0" calcext:value-type="float">
            <text:p>0</text:p>
          </table:table-cell>
          <table:table-cell office:value-type="float" office:value="0.4013354071" calcext:value-type="float">
            <text:p>0.4013354071</text:p>
          </table:table-cell>
          <table:table-cell office:value-type="float" office:value="0.1743907425" calcext:value-type="float">
            <text:p>0.1743907425</text:p>
          </table:table-cell>
          <table:table-cell office:value-type="float" office:value="0.0567243969" calcext:value-type="float">
            <text:p>0.0567243969</text:p>
          </table:table-cell>
          <table:table-cell office:value-type="float" office:value="0.0048447615" calcext:value-type="float">
            <text:p>0.0048447615</text:p>
          </table:table-cell>
          <table:table-cell office:value-type="float" office:value="0.0241455046" calcext:value-type="float">
            <text:p>0.0241455046</text:p>
          </table:table-cell>
          <table:table-cell office:value-type="float" office:value="0.020044799" calcext:value-type="float">
            <text:p>0.020044799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IT</text:p>
          </table:table-cell>
          <table:table-cell office:value-type="float" office:value="0" calcext:value-type="float">
            <text:p>0</text:p>
          </table:table-cell>
          <table:table-cell office:value-type="float" office:value="0.0182084041" calcext:value-type="float">
            <text:p>0.0182084041</text:p>
          </table:table-cell>
          <table:table-cell office:value-type="float" office:value="0.1727574885" calcext:value-type="float">
            <text:p>0.1727574885</text:p>
          </table:table-cell>
          <table:table-cell office:value-type="float" office:value="1.7997129021" calcext:value-type="float">
            <text:p>1.7997129021</text:p>
          </table:table-cell>
          <table:table-cell office:value-type="float" office:value="0" calcext:value-type="float">
            <text:p>0</text:p>
          </table:table-cell>
          <table:table-cell office:value-type="float" office:value="0.2613234329" calcext:value-type="float">
            <text:p>0.2613234329</text:p>
          </table:table-cell>
          <table:table-cell office:value-type="float" office:value="0.0633425635" calcext:value-type="float">
            <text:p>0.0633425635</text:p>
          </table:table-cell>
          <table:table-cell office:value-type="float" office:value="0.0242894301" calcext:value-type="float">
            <text:p>0.0242894301</text:p>
          </table:table-cell>
          <table:table-cell office:value-type="float" office:value="0.0056830074" calcext:value-type="float">
            <text:p>0.0056830074</text:p>
          </table:table-cell>
          <table:table-cell office:value-type="float" office:value="0.0064874884" calcext:value-type="float">
            <text:p>0.0064874884</text:p>
          </table:table-cell>
          <table:table-cell office:value-type="float" office:value="0.0172919191" calcext:value-type="float">
            <text:p>0.0172919191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LV</text:p>
          </table:table-cell>
          <table:table-cell office:value-type="float" office:value="0" calcext:value-type="float">
            <text:p>0</text:p>
          </table:table-cell>
          <table:table-cell office:value-type="float" office:value="0.0117488533" calcext:value-type="float">
            <text:p>0.0117488533</text:p>
          </table:table-cell>
          <table:table-cell office:value-type="float" office:value="0.0842825826" calcext:value-type="float">
            <text:p>0.0842825826</text:p>
          </table:table-cell>
          <table:table-cell office:value-type="float" office:value="0.6737817395" calcext:value-type="float">
            <text:p>0.6737817395</text:p>
          </table:table-cell>
          <table:table-cell office:value-type="float" office:value="0" calcext:value-type="float">
            <text:p>0</text:p>
          </table:table-cell>
          <table:table-cell office:value-type="float" office:value="0.2471601693" calcext:value-type="float">
            <text:p>0.2471601693</text:p>
          </table:table-cell>
          <table:table-cell office:value-type="float" office:value="0.2848565221" calcext:value-type="float">
            <text:p>0.2848565221</text:p>
          </table:table-cell>
          <table:table-cell office:value-type="float" office:value="0.0167777426" calcext:value-type="float">
            <text:p>0.0167777426</text:p>
          </table:table-cell>
          <table:table-cell office:value-type="float" office:value="0.003800245" calcext:value-type="float">
            <text:p>0.003800245</text:p>
          </table:table-cell>
          <table:table-cell office:value-type="float" office:value="0.0265347602" calcext:value-type="float">
            <text:p>0.0265347602</text:p>
          </table:table-cell>
          <table:table-cell office:value-type="float" office:value="0.0235497572" calcext:value-type="float">
            <text:p>0.023549757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NL</text:p>
          </table:table-cell>
          <table:table-cell office:value-type="float" office:value="0" calcext:value-type="float">
            <text:p>0</text:p>
          </table:table-cell>
          <table:table-cell office:value-type="float" office:value="0.0123040221" calcext:value-type="float">
            <text:p>0.0123040221</text:p>
          </table:table-cell>
          <table:table-cell office:value-type="float" office:value="0.0830998086" calcext:value-type="float">
            <text:p>0.0830998086</text:p>
          </table:table-cell>
          <table:table-cell office:value-type="float" office:value="0.2570130292" calcext:value-type="float">
            <text:p>0.2570130292</text:p>
          </table:table-cell>
          <table:table-cell office:value-type="float" office:value="0" calcext:value-type="float">
            <text:p>0</text:p>
          </table:table-cell>
          <table:table-cell office:value-type="float" office:value="0.2153162557" calcext:value-type="float">
            <text:p>0.2153162557</text:p>
          </table:table-cell>
          <table:table-cell office:value-type="float" office:value="0.0986804967" calcext:value-type="float">
            <text:p>0.0986804967</text:p>
          </table:table-cell>
          <table:table-cell office:value-type="float" office:value="0.0183593848" calcext:value-type="float">
            <text:p>0.0183593848</text:p>
          </table:table-cell>
          <table:table-cell office:value-type="float" office:value="0.0066109605" calcext:value-type="float">
            <text:p>0.0066109605</text:p>
          </table:table-cell>
          <table:table-cell office:value-type="float" office:value="0.011449975" calcext:value-type="float">
            <text:p>0.011449975</text:p>
          </table:table-cell>
          <table:table-cell office:value-type="float" office:value="0.0085903212" calcext:value-type="float">
            <text:p>0.008590321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PT</text:p>
          </table:table-cell>
          <table:table-cell office:value-type="float" office:value="0" calcext:value-type="float">
            <text:p>0</text:p>
          </table:table-cell>
          <table:table-cell office:value-type="float" office:value="0.0123966657" calcext:value-type="float">
            <text:p>0.0123966657</text:p>
          </table:table-cell>
          <table:table-cell office:value-type="float" office:value="0.1337314879" calcext:value-type="float">
            <text:p>0.1337314879</text:p>
          </table:table-cell>
          <table:table-cell office:value-type="float" office:value="0.9984216333" calcext:value-type="float">
            <text:p>0.9984216333</text:p>
          </table:table-cell>
          <table:table-cell office:value-type="float" office:value="0" calcext:value-type="float">
            <text:p>0</text:p>
          </table:table-cell>
          <table:table-cell office:value-type="float" office:value="0.2245682515" calcext:value-type="float">
            <text:p>0.2245682515</text:p>
          </table:table-cell>
          <table:table-cell office:value-type="float" office:value="0.094021192" calcext:value-type="float">
            <text:p>0.094021192</text:p>
          </table:table-cell>
          <table:table-cell office:value-type="float" office:value="0.0217841005" calcext:value-type="float">
            <text:p>0.0217841005</text:p>
          </table:table-cell>
          <table:table-cell office:value-type="float" office:value="0.0031691539" calcext:value-type="float">
            <text:p>0.0031691539</text:p>
          </table:table-cell>
          <table:table-cell office:value-type="float" office:value="0.0198806952" calcext:value-type="float">
            <text:p>0.0198806952</text:p>
          </table:table-cell>
          <table:table-cell office:value-type="float" office:value="0.0341543493" calcext:value-type="float">
            <text:p>0.0341543493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AT</text:p>
          </table:table-cell>
          <table:table-cell office:value-type="float" office:value="0" calcext:value-type="float">
            <text:p>0</text:p>
          </table:table-cell>
          <table:table-cell office:value-type="float" office:value="0.0102388281" calcext:value-type="float">
            <text:p>0.0102388281</text:p>
          </table:table-cell>
          <table:table-cell office:value-type="float" office:value="0.0121870835" calcext:value-type="float">
            <text:p>0.0121870835</text:p>
          </table:table-cell>
          <table:table-cell office:value-type="float" office:value="0.1537621081" calcext:value-type="float">
            <text:p>0.1537621081</text:p>
          </table:table-cell>
          <table:table-cell office:value-type="float" office:value="0" calcext:value-type="float">
            <text:p>0</text:p>
          </table:table-cell>
          <table:table-cell office:value-type="float" office:value="0.0633629266" calcext:value-type="float">
            <text:p>0.0633629266</text:p>
          </table:table-cell>
          <table:table-cell office:value-type="float" office:value="0.0436790627" calcext:value-type="float">
            <text:p>0.0436790627</text:p>
          </table:table-cell>
          <table:table-cell office:value-type="float" office:value="0.0020621665" calcext:value-type="float">
            <text:p>0.0020621665</text:p>
          </table:table-cell>
          <table:table-cell office:value-type="float" office:value="0.0010056563" calcext:value-type="float">
            <text:p>0.0010056563</text:p>
          </table:table-cell>
          <table:table-cell office:value-type="float" office:value="0.0016872325" calcext:value-type="float">
            <text:p>0.0016872325</text:p>
          </table:table-cell>
          <table:table-cell office:value-type="float" office:value="0.0040405799" calcext:value-type="float">
            <text:p>0.0040405799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BE</text:p>
          </table:table-cell>
          <table:table-cell office:value-type="float" office:value="0" calcext:value-type="float">
            <text:p>0</text:p>
          </table:table-cell>
          <table:table-cell office:value-type="float" office:value="0.0058875995" calcext:value-type="float">
            <text:p>0.0058875995</text:p>
          </table:table-cell>
          <table:table-cell office:value-type="float" office:value="0.0408783472" calcext:value-type="float">
            <text:p>0.0408783472</text:p>
          </table:table-cell>
          <table:table-cell office:value-type="float" office:value="0.2869392332" calcext:value-type="float">
            <text:p>0.2869392332</text:p>
          </table:table-cell>
          <table:table-cell office:value-type="float" office:value="0" calcext:value-type="float">
            <text:p>0</text:p>
          </table:table-cell>
          <table:table-cell office:value-type="float" office:value="0.0466653789" calcext:value-type="float">
            <text:p>0.0466653789</text:p>
          </table:table-cell>
          <table:table-cell office:value-type="float" office:value="0.056844416" calcext:value-type="float">
            <text:p>0.056844416</text:p>
          </table:table-cell>
          <table:table-cell office:value-type="float" office:value="0.0027812912" calcext:value-type="float">
            <text:p>0.0027812912</text:p>
          </table:table-cell>
          <table:table-cell office:value-type="float" office:value="0.0019430523" calcext:value-type="float">
            <text:p>0.0019430523</text:p>
          </table:table-cell>
          <table:table-cell office:value-type="float" office:value="0.0050620191" calcext:value-type="float">
            <text:p>0.0050620191</text:p>
          </table:table-cell>
          <table:table-cell office:value-type="float" office:value="0.0054815755" calcext:value-type="float">
            <text:p>0.005481575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CZ</text:p>
          </table:table-cell>
          <table:table-cell office:value-type="float" office:value="0" calcext:value-type="float">
            <text:p>0</text:p>
          </table:table-cell>
          <table:table-cell office:value-type="float" office:value="0.0109364863" calcext:value-type="float">
            <text:p>0.0109364863</text:p>
          </table:table-cell>
          <table:table-cell office:value-type="float" office:value="0.0697851" calcext:value-type="float">
            <text:p>0.0697851</text:p>
          </table:table-cell>
          <table:table-cell office:value-type="float" office:value="0.3086765825" calcext:value-type="float">
            <text:p>0.3086765825</text:p>
          </table:table-cell>
          <table:table-cell office:value-type="float" office:value="0" calcext:value-type="float">
            <text:p>0</text:p>
          </table:table-cell>
          <table:table-cell office:value-type="float" office:value="0.046144833" calcext:value-type="float">
            <text:p>0.046144833</text:p>
          </table:table-cell>
          <table:table-cell office:value-type="float" office:value="0.132244184" calcext:value-type="float">
            <text:p>0.132244184</text:p>
          </table:table-cell>
          <table:table-cell office:value-type="float" office:value="0.0021694444" calcext:value-type="float">
            <text:p>0.0021694444</text:p>
          </table:table-cell>
          <table:table-cell office:value-type="float" office:value="0.0025035466" calcext:value-type="float">
            <text:p>0.0025035466</text:p>
          </table:table-cell>
          <table:table-cell office:value-type="float" office:value="0.0048664725" calcext:value-type="float">
            <text:p>0.0048664725</text:p>
          </table:table-cell>
          <table:table-cell office:value-type="float" office:value="0.0052795049" calcext:value-type="float">
            <text:p>0.0052795049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DE</text:p>
          </table:table-cell>
          <table:table-cell office:value-type="float" office:value="0" calcext:value-type="float">
            <text:p>0</text:p>
          </table:table-cell>
          <table:table-cell office:value-type="float" office:value="0.0083127899" calcext:value-type="float">
            <text:p>0.0083127899</text:p>
          </table:table-cell>
          <table:table-cell office:value-type="float" office:value="0.0253886496" calcext:value-type="float">
            <text:p>0.0253886496</text:p>
          </table:table-cell>
          <table:table-cell office:value-type="float" office:value="0.244642625" calcext:value-type="float">
            <text:p>0.244642625</text:p>
          </table:table-cell>
          <table:table-cell office:value-type="float" office:value="0" calcext:value-type="float">
            <text:p>0</text:p>
          </table:table-cell>
          <table:table-cell office:value-type="float" office:value="0.0622706845" calcext:value-type="float">
            <text:p>0.0622706845</text:p>
          </table:table-cell>
          <table:table-cell office:value-type="float" office:value="0.069774223" calcext:value-type="float">
            <text:p>0.069774223</text:p>
          </table:table-cell>
          <table:table-cell office:value-type="float" office:value="0.0024835882" calcext:value-type="float">
            <text:p>0.0024835882</text:p>
          </table:table-cell>
          <table:table-cell office:value-type="float" office:value="0.0014767495" calcext:value-type="float">
            <text:p>0.0014767495</text:p>
          </table:table-cell>
          <table:table-cell office:value-type="float" office:value="0.0029418197" calcext:value-type="float">
            <text:p>0.0029418197</text:p>
          </table:table-cell>
          <table:table-cell office:value-type="float" office:value="0.0049195428" calcext:value-type="float">
            <text:p>0.0049195428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DK</text:p>
          </table:table-cell>
          <table:table-cell office:value-type="float" office:value="0" calcext:value-type="float">
            <text:p>0</text:p>
          </table:table-cell>
          <table:table-cell office:value-type="float" office:value="0.0089891694" calcext:value-type="float">
            <text:p>0.0089891694</text:p>
          </table:table-cell>
          <table:table-cell office:value-type="float" office:value="0.0620464547" calcext:value-type="float">
            <text:p>0.0620464547</text:p>
          </table:table-cell>
          <table:table-cell office:value-type="float" office:value="0.3492924976" calcext:value-type="float">
            <text:p>0.3492924976</text:p>
          </table:table-cell>
          <table:table-cell office:value-type="float" office:value="0" calcext:value-type="float">
            <text:p>0</text:p>
          </table:table-cell>
          <table:table-cell office:value-type="float" office:value="0.0725869909" calcext:value-type="float">
            <text:p>0.0725869909</text:p>
          </table:table-cell>
          <table:table-cell office:value-type="float" office:value="0.054968602" calcext:value-type="float">
            <text:p>0.054968602</text:p>
          </table:table-cell>
          <table:table-cell office:value-type="float" office:value="0.004221643" calcext:value-type="float">
            <text:p>0.004221643</text:p>
          </table:table-cell>
          <table:table-cell office:value-type="float" office:value="0.0020644631" calcext:value-type="float">
            <text:p>0.0020644631</text:p>
          </table:table-cell>
          <table:table-cell office:value-type="float" office:value="0.00459991" calcext:value-type="float">
            <text:p>0.00459991</text:p>
          </table:table-cell>
          <table:table-cell office:value-type="float" office:value="0.0072351252" calcext:value-type="float">
            <text:p>0.007235125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EE</text:p>
          </table:table-cell>
          <table:table-cell office:value-type="float" office:value="0" calcext:value-type="float">
            <text:p>0</text:p>
          </table:table-cell>
          <table:table-cell office:value-type="float" office:value="0.0066744818" calcext:value-type="float">
            <text:p>0.0066744818</text:p>
          </table:table-cell>
          <table:table-cell office:value-type="float" office:value="0.0871320844" calcext:value-type="float">
            <text:p>0.0871320844</text:p>
          </table:table-cell>
          <table:table-cell office:value-type="float" office:value="0.2806548185" calcext:value-type="float">
            <text:p>0.2806548185</text:p>
          </table:table-cell>
          <table:table-cell office:value-type="float" office:value="0" calcext:value-type="float">
            <text:p>0</text:p>
          </table:table-cell>
          <table:table-cell office:value-type="float" office:value="0.0818960858" calcext:value-type="float">
            <text:p>0.0818960858</text:p>
          </table:table-cell>
          <table:table-cell office:value-type="float" office:value="0.1570775441" calcext:value-type="float">
            <text:p>0.1570775441</text:p>
          </table:table-cell>
          <table:table-cell office:value-type="float" office:value="0.003480363" calcext:value-type="float">
            <text:p>0.003480363</text:p>
          </table:table-cell>
          <table:table-cell office:value-type="float" office:value="0.0013398762" calcext:value-type="float">
            <text:p>0.0013398762</text:p>
          </table:table-cell>
          <table:table-cell office:value-type="float" office:value="0.0052173025" calcext:value-type="float">
            <text:p>0.0052173025</text:p>
          </table:table-cell>
          <table:table-cell office:value-type="float" office:value="0.0069508314" calcext:value-type="float">
            <text:p>0.0069508314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ES</text:p>
          </table:table-cell>
          <table:table-cell office:value-type="float" office:value="0" calcext:value-type="float">
            <text:p>0</text:p>
          </table:table-cell>
          <table:table-cell office:value-type="float" office:value="0.0056784796" calcext:value-type="float">
            <text:p>0.0056784796</text:p>
          </table:table-cell>
          <table:table-cell office:value-type="float" office:value="0.0631124071" calcext:value-type="float">
            <text:p>0.0631124071</text:p>
          </table:table-cell>
          <table:table-cell office:value-type="float" office:value="0.4531772346" calcext:value-type="float">
            <text:p>0.4531772346</text:p>
          </table:table-cell>
          <table:table-cell office:value-type="float" office:value="0" calcext:value-type="float">
            <text:p>0</text:p>
          </table:table-cell>
          <table:table-cell office:value-type="float" office:value="0.0558559088" calcext:value-type="float">
            <text:p>0.0558559088</text:p>
          </table:table-cell>
          <table:table-cell office:value-type="float" office:value="0.0440490885" calcext:value-type="float">
            <text:p>0.0440490885</text:p>
          </table:table-cell>
          <table:table-cell office:value-type="float" office:value="0.0032924594" calcext:value-type="float">
            <text:p>0.0032924594</text:p>
          </table:table-cell>
          <table:table-cell office:value-type="float" office:value="0.0012082938" calcext:value-type="float">
            <text:p>0.0012082938</text:p>
          </table:table-cell>
          <table:table-cell office:value-type="float" office:value="0.0021710285" calcext:value-type="float">
            <text:p>0.0021710285</text:p>
          </table:table-cell>
          <table:table-cell office:value-type="float" office:value="0.0062720296" calcext:value-type="float">
            <text:p>0.0062720296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FI</text:p>
          </table:table-cell>
          <table:table-cell office:value-type="float" office:value="0" calcext:value-type="float">
            <text:p>0</text:p>
          </table:table-cell>
          <table:table-cell office:value-type="float" office:value="0.007320041" calcext:value-type="float">
            <text:p>0.007320041</text:p>
          </table:table-cell>
          <table:table-cell office:value-type="float" office:value="0.0399908433" calcext:value-type="float">
            <text:p>0.0399908433</text:p>
          </table:table-cell>
          <table:table-cell office:value-type="float" office:value="0.3237521911" calcext:value-type="float">
            <text:p>0.3237521911</text:p>
          </table:table-cell>
          <table:table-cell office:value-type="float" office:value="0" calcext:value-type="float">
            <text:p>0</text:p>
          </table:table-cell>
          <table:table-cell office:value-type="float" office:value="0.0578206308" calcext:value-type="float">
            <text:p>0.0578206308</text:p>
          </table:table-cell>
          <table:table-cell office:value-type="float" office:value="0.1070300531" calcext:value-type="float">
            <text:p>0.1070300531</text:p>
          </table:table-cell>
          <table:table-cell office:value-type="float" office:value="0.0045608016" calcext:value-type="float">
            <text:p>0.0045608016</text:p>
          </table:table-cell>
          <table:table-cell office:value-type="float" office:value="0.0018866622" calcext:value-type="float">
            <text:p>0.0018866622</text:p>
          </table:table-cell>
          <table:table-cell office:value-type="float" office:value="0.0034740947" calcext:value-type="float">
            <text:p>0.0034740947</text:p>
          </table:table-cell>
          <table:table-cell office:value-type="float" office:value="0.0062659795" calcext:value-type="float">
            <text:p>0.006265979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FR</text:p>
          </table:table-cell>
          <table:table-cell office:value-type="float" office:value="0" calcext:value-type="float">
            <text:p>0</text:p>
          </table:table-cell>
          <table:table-cell office:value-type="float" office:value="0.0084945138" calcext:value-type="float">
            <text:p>0.0084945138</text:p>
          </table:table-cell>
          <table:table-cell office:value-type="float" office:value="0.0347342113" calcext:value-type="float">
            <text:p>0.0347342113</text:p>
          </table:table-cell>
          <table:table-cell office:value-type="float" office:value="0.3890199664" calcext:value-type="float">
            <text:p>0.3890199664</text:p>
          </table:table-cell>
          <table:table-cell office:value-type="float" office:value="0" calcext:value-type="float">
            <text:p>0</text:p>
          </table:table-cell>
          <table:table-cell office:value-type="float" office:value="0.0562450663" calcext:value-type="float">
            <text:p>0.0562450663</text:p>
          </table:table-cell>
          <table:table-cell office:value-type="float" office:value="0.1208508557" calcext:value-type="float">
            <text:p>0.1208508557</text:p>
          </table:table-cell>
          <table:table-cell office:value-type="float" office:value="0.0034660559" calcext:value-type="float">
            <text:p>0.0034660559</text:p>
          </table:table-cell>
          <table:table-cell office:value-type="float" office:value="0.0015652295" calcext:value-type="float">
            <text:p>0.0015652295</text:p>
          </table:table-cell>
          <table:table-cell office:value-type="float" office:value="0.0045691431" calcext:value-type="float">
            <text:p>0.0045691431</text:p>
          </table:table-cell>
          <table:table-cell office:value-type="float" office:value="0.0102606383" calcext:value-type="float">
            <text:p>0.0102606383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GB</text:p>
          </table:table-cell>
          <table:table-cell office:value-type="float" office:value="0" calcext:value-type="float">
            <text:p>0</text:p>
          </table:table-cell>
          <table:table-cell office:value-type="float" office:value="0.0058855696" calcext:value-type="float">
            <text:p>0.0058855696</text:p>
          </table:table-cell>
          <table:table-cell office:value-type="float" office:value="0.0266852595" calcext:value-type="float">
            <text:p>0.0266852595</text:p>
          </table:table-cell>
          <table:table-cell office:value-type="float" office:value="0.2597447785" calcext:value-type="float">
            <text:p>0.2597447785</text:p>
          </table:table-cell>
          <table:table-cell office:value-type="float" office:value="0" calcext:value-type="float">
            <text:p>0</text:p>
          </table:table-cell>
          <table:table-cell office:value-type="float" office:value="0.0330006838" calcext:value-type="float">
            <text:p>0.0330006838</text:p>
          </table:table-cell>
          <table:table-cell office:value-type="float" office:value="0.0435826227" calcext:value-type="float">
            <text:p>0.0435826227</text:p>
          </table:table-cell>
          <table:table-cell office:value-type="float" office:value="0.0022153581" calcext:value-type="float">
            <text:p>0.0022153581</text:p>
          </table:table-cell>
          <table:table-cell office:value-type="float" office:value="0.0010052457" calcext:value-type="float">
            <text:p>0.0010052457</text:p>
          </table:table-cell>
          <table:table-cell office:value-type="float" office:value="0.0044706039" calcext:value-type="float">
            <text:p>0.0044706039</text:p>
          </table:table-cell>
          <table:table-cell office:value-type="float" office:value="0.0053328107" calcext:value-type="float">
            <text:p>0.0053328107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HR</text:p>
          </table:table-cell>
          <table:table-cell office:value-type="float" office:value="0" calcext:value-type="float">
            <text:p>0</text:p>
          </table:table-cell>
          <table:table-cell office:value-type="float" office:value="0.0099381503" calcext:value-type="float">
            <text:p>0.0099381503</text:p>
          </table:table-cell>
          <table:table-cell office:value-type="float" office:value="0.0893029418" calcext:value-type="float">
            <text:p>0.0893029418</text:p>
          </table:table-cell>
          <table:table-cell office:value-type="float" office:value="0.6536472928" calcext:value-type="float">
            <text:p>0.6536472928</text:p>
          </table:table-cell>
          <table:table-cell office:value-type="float" office:value="0" calcext:value-type="float">
            <text:p>0</text:p>
          </table:table-cell>
          <table:table-cell office:value-type="float" office:value="0.0504763004" calcext:value-type="float">
            <text:p>0.0504763004</text:p>
          </table:table-cell>
          <table:table-cell office:value-type="float" office:value="0.0925915464" calcext:value-type="float">
            <text:p>0.0925915464</text:p>
          </table:table-cell>
          <table:table-cell office:value-type="float" office:value="0.0023319219" calcext:value-type="float">
            <text:p>0.0023319219</text:p>
          </table:table-cell>
          <table:table-cell office:value-type="float" office:value="0.0017667886" calcext:value-type="float">
            <text:p>0.0017667886</text:p>
          </table:table-cell>
          <table:table-cell office:value-type="float" office:value="0.0040996455" calcext:value-type="float">
            <text:p>0.0040996455</text:p>
          </table:table-cell>
          <table:table-cell office:value-type="float" office:value="0.0072408511" calcext:value-type="float">
            <text:p>0.0072408511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HU</text:p>
          </table:table-cell>
          <table:table-cell office:value-type="float" office:value="0" calcext:value-type="float">
            <text:p>0</text:p>
          </table:table-cell>
          <table:table-cell office:value-type="float" office:value="0.0011824193" calcext:value-type="float">
            <text:p>0.0011824193</text:p>
          </table:table-cell>
          <table:table-cell office:value-type="float" office:value="0.0991082943" calcext:value-type="float">
            <text:p>0.0991082943</text:p>
          </table:table-cell>
          <table:table-cell office:value-type="float" office:value="0.5385997727" calcext:value-type="float">
            <text:p>0.5385997727</text:p>
          </table:table-cell>
          <table:table-cell office:value-type="float" office:value="0" calcext:value-type="float">
            <text:p>0</text:p>
          </table:table-cell>
          <table:table-cell office:value-type="float" office:value="0.0686485339" calcext:value-type="float">
            <text:p>0.0686485339</text:p>
          </table:table-cell>
          <table:table-cell office:value-type="float" office:value="0.2002221211" calcext:value-type="float">
            <text:p>0.2002221211</text:p>
          </table:table-cell>
          <table:table-cell office:value-type="float" office:value="0.0029752787" calcext:value-type="float">
            <text:p>0.0029752787</text:p>
          </table:table-cell>
          <table:table-cell office:value-type="float" office:value="0.0029617647" calcext:value-type="float">
            <text:p>0.0029617647</text:p>
          </table:table-cell>
          <table:table-cell office:value-type="float" office:value="0.0057358835" calcext:value-type="float">
            <text:p>0.0057358835</text:p>
          </table:table-cell>
          <table:table-cell office:value-type="float" office:value="0.0067274445" calcext:value-type="float">
            <text:p>0.006727444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IE</text:p>
          </table:table-cell>
          <table:table-cell office:value-type="float" office:value="0" calcext:value-type="float">
            <text:p>0</text:p>
          </table:table-cell>
          <table:table-cell office:value-type="float" office:value="0.0056812351" calcext:value-type="float">
            <text:p>0.0056812351</text:p>
          </table:table-cell>
          <table:table-cell office:value-type="float" office:value="0.0377988373" calcext:value-type="float">
            <text:p>0.0377988373</text:p>
          </table:table-cell>
          <table:table-cell office:value-type="float" office:value="0.1650206606" calcext:value-type="float">
            <text:p>0.1650206606</text:p>
          </table:table-cell>
          <table:table-cell office:value-type="float" office:value="0" calcext:value-type="float">
            <text:p>0</text:p>
          </table:table-cell>
          <table:table-cell office:value-type="float" office:value="0.030624624" calcext:value-type="float">
            <text:p>0.030624624</text:p>
          </table:table-cell>
          <table:table-cell office:value-type="float" office:value="0.0510361135" calcext:value-type="float">
            <text:p>0.0510361135</text:p>
          </table:table-cell>
          <table:table-cell office:value-type="float" office:value="0.0029458109" calcext:value-type="float">
            <text:p>0.0029458109</text:p>
          </table:table-cell>
          <table:table-cell office:value-type="float" office:value="0.0012635085" calcext:value-type="float">
            <text:p>0.0012635085</text:p>
          </table:table-cell>
          <table:table-cell office:value-type="float" office:value="0.0060799213" calcext:value-type="float">
            <text:p>0.0060799213</text:p>
          </table:table-cell>
          <table:table-cell office:value-type="float" office:value="0.0054607135" calcext:value-type="float">
            <text:p>0.005460713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IT</text:p>
          </table:table-cell>
          <table:table-cell office:value-type="float" office:value="0" calcext:value-type="float">
            <text:p>0</text:p>
          </table:table-cell>
          <table:table-cell office:value-type="float" office:value="0.0060980286" calcext:value-type="float">
            <text:p>0.0060980286</text:p>
          </table:table-cell>
          <table:table-cell office:value-type="float" office:value="0.083028313" calcext:value-type="float">
            <text:p>0.083028313</text:p>
          </table:table-cell>
          <table:table-cell office:value-type="float" office:value="0.6765141755" calcext:value-type="float">
            <text:p>0.6765141755</text:p>
          </table:table-cell>
          <table:table-cell office:value-type="float" office:value="0" calcext:value-type="float">
            <text:p>0</text:p>
          </table:table-cell>
          <table:table-cell office:value-type="float" office:value="0.0754324698" calcext:value-type="float">
            <text:p>0.0754324698</text:p>
          </table:table-cell>
          <table:table-cell office:value-type="float" office:value="0.0540450303" calcext:value-type="float">
            <text:p>0.0540450303</text:p>
          </table:table-cell>
          <table:table-cell office:value-type="float" office:value="0.0037261461" calcext:value-type="float">
            <text:p>0.0037261461</text:p>
          </table:table-cell>
          <table:table-cell office:value-type="float" office:value="0.0025629128" calcext:value-type="float">
            <text:p>0.0025629128</text:p>
          </table:table-cell>
          <table:table-cell office:value-type="float" office:value="0.0027257876" calcext:value-type="float">
            <text:p>0.0027257876</text:p>
          </table:table-cell>
          <table:table-cell office:value-type="float" office:value="0.0108570637" calcext:value-type="float">
            <text:p>0.0108570637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LV</text:p>
          </table:table-cell>
          <table:table-cell office:value-type="float" office:value="0" calcext:value-type="float">
            <text:p>0</text:p>
          </table:table-cell>
          <table:table-cell office:value-type="float" office:value="0.0034748656" calcext:value-type="float">
            <text:p>0.0034748656</text:p>
          </table:table-cell>
          <table:table-cell office:value-type="float" office:value="0.0303332735" calcext:value-type="float">
            <text:p>0.0303332735</text:p>
          </table:table-cell>
          <table:table-cell office:value-type="float" office:value="0.3131629851" calcext:value-type="float">
            <text:p>0.3131629851</text:p>
          </table:table-cell>
          <table:table-cell office:value-type="float" office:value="0" calcext:value-type="float">
            <text:p>0</text:p>
          </table:table-cell>
          <table:table-cell office:value-type="float" office:value="0.0515526778" calcext:value-type="float">
            <text:p>0.0515526778</text:p>
          </table:table-cell>
          <table:table-cell office:value-type="float" office:value="0.1097786127" calcext:value-type="float">
            <text:p>0.1097786127</text:p>
          </table:table-cell>
          <table:table-cell office:value-type="float" office:value="0.0023769387" calcext:value-type="float">
            <text:p>0.0023769387</text:p>
          </table:table-cell>
          <table:table-cell office:value-type="float" office:value="0.0011180878" calcext:value-type="float">
            <text:p>0.0011180878</text:p>
          </table:table-cell>
          <table:table-cell office:value-type="float" office:value="0.0074803254" calcext:value-type="float">
            <text:p>0.0074803254</text:p>
          </table:table-cell>
          <table:table-cell office:value-type="float" office:value="0.0082324612" calcext:value-type="float">
            <text:p>0.008232461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NL</text:p>
          </table:table-cell>
          <table:table-cell office:value-type="float" office:value="0" calcext:value-type="float">
            <text:p>0</text:p>
          </table:table-cell>
          <table:table-cell office:value-type="float" office:value="0.0047577036" calcext:value-type="float">
            <text:p>0.0047577036</text:p>
          </table:table-cell>
          <table:table-cell office:value-type="float" office:value="0.0236856648" calcext:value-type="float">
            <text:p>0.0236856648</text:p>
          </table:table-cell>
          <table:table-cell office:value-type="float" office:value="0.2185527622" calcext:value-type="float">
            <text:p>0.2185527622</text:p>
          </table:table-cell>
          <table:table-cell office:value-type="float" office:value="0" calcext:value-type="float">
            <text:p>0</text:p>
          </table:table-cell>
          <table:table-cell office:value-type="float" office:value="0.0365859313" calcext:value-type="float">
            <text:p>0.0365859313</text:p>
          </table:table-cell>
          <table:table-cell office:value-type="float" office:value="0.0465991755" calcext:value-type="float">
            <text:p>0.0465991755</text:p>
          </table:table-cell>
          <table:table-cell office:value-type="float" office:value="0.003359084" calcext:value-type="float">
            <text:p>0.003359084</text:p>
          </table:table-cell>
          <table:table-cell office:value-type="float" office:value="0.0019177826" calcext:value-type="float">
            <text:p>0.0019177826</text:p>
          </table:table-cell>
          <table:table-cell office:value-type="float" office:value="0.0054372409" calcext:value-type="float">
            <text:p>0.0054372409</text:p>
          </table:table-cell>
          <table:table-cell office:value-type="float" office:value="0.0052022985" calcext:value-type="float">
            <text:p>0.005202298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PT</text:p>
          </table:table-cell>
          <table:table-cell office:value-type="float" office:value="0" calcext:value-type="float">
            <text:p>0</text:p>
          </table:table-cell>
          <table:table-cell office:value-type="float" office:value="0.007019451" calcext:value-type="float">
            <text:p>0.007019451</text:p>
          </table:table-cell>
          <table:table-cell office:value-type="float" office:value="0.0614452476" calcext:value-type="float">
            <text:p>0.0614452476</text:p>
          </table:table-cell>
          <table:table-cell office:value-type="float" office:value="0.4124215033" calcext:value-type="float">
            <text:p>0.4124215033</text:p>
          </table:table-cell>
          <table:table-cell office:value-type="float" office:value="0" calcext:value-type="float">
            <text:p>0</text:p>
          </table:table-cell>
          <table:table-cell office:value-type="float" office:value="0.0464847026" calcext:value-type="float">
            <text:p>0.0464847026</text:p>
          </table:table-cell>
          <table:table-cell office:value-type="float" office:value="0.0885035517" calcext:value-type="float">
            <text:p>0.0885035517</text:p>
          </table:table-cell>
          <table:table-cell office:value-type="float" office:value="0.0026651829" calcext:value-type="float">
            <text:p>0.0026651829</text:p>
          </table:table-cell>
          <table:table-cell office:value-type="float" office:value="0.0014390782" calcext:value-type="float">
            <text:p>0.0014390782</text:p>
          </table:table-cell>
          <table:table-cell office:value-type="float" office:value="0.0043839964" calcext:value-type="float">
            <text:p>0.0043839964</text:p>
          </table:table-cell>
          <table:table-cell office:value-type="float" office:value="0.0058588343" calcext:value-type="float">
            <text:p>0.0058588343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RO</text:p>
          </table:table-cell>
          <table:table-cell office:value-type="float" office:value="0" calcext:value-type="float">
            <text:p>0</text:p>
          </table:table-cell>
          <table:table-cell office:value-type="float" office:value="0.0033162509" calcext:value-type="float">
            <text:p>0.0033162509</text:p>
          </table:table-cell>
          <table:table-cell office:value-type="float" office:value="0.1300774163" calcext:value-type="float">
            <text:p>0.1300774163</text:p>
          </table:table-cell>
          <table:table-cell office:value-type="float" office:value="0.3938059694" calcext:value-type="float">
            <text:p>0.3938059694</text:p>
          </table:table-cell>
          <table:table-cell office:value-type="float" office:value="0" calcext:value-type="float">
            <text:p>0</text:p>
          </table:table-cell>
          <table:table-cell office:value-type="float" office:value="0.0581757907" calcext:value-type="float">
            <text:p>0.0581757907</text:p>
          </table:table-cell>
          <table:table-cell office:value-type="float" office:value="0.1807082414" calcext:value-type="float">
            <text:p>0.1807082414</text:p>
          </table:table-cell>
          <table:table-cell office:value-type="float" office:value="0.0022370745" calcext:value-type="float">
            <text:p>0.0022370745</text:p>
          </table:table-cell>
          <table:table-cell office:value-type="float" office:value="0.0029468663" calcext:value-type="float">
            <text:p>0.0029468663</text:p>
          </table:table-cell>
          <table:table-cell office:value-type="float" office:value="0.0059865501" calcext:value-type="float">
            <text:p>0.0059865501</text:p>
          </table:table-cell>
          <table:table-cell office:value-type="float" office:value="0.0163546471" calcext:value-type="float">
            <text:p>0.0163546471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SE</text:p>
          </table:table-cell>
          <table:table-cell office:value-type="float" office:value="0" calcext:value-type="float">
            <text:p>0</text:p>
          </table:table-cell>
          <table:table-cell office:value-type="float" office:value="0.0050460818" calcext:value-type="float">
            <text:p>0.0050460818</text:p>
          </table:table-cell>
          <table:table-cell office:value-type="float" office:value="0.0429473348" calcext:value-type="float">
            <text:p>0.0429473348</text:p>
          </table:table-cell>
          <table:table-cell office:value-type="float" office:value="0.4271433989" calcext:value-type="float">
            <text:p>0.4271433989</text:p>
          </table:table-cell>
          <table:table-cell office:value-type="float" office:value="0" calcext:value-type="float">
            <text:p>0</text:p>
          </table:table-cell>
          <table:table-cell office:value-type="float" office:value="0.0452691726" calcext:value-type="float">
            <text:p>0.0452691726</text:p>
          </table:table-cell>
          <table:table-cell office:value-type="float" office:value="0.2294441275" calcext:value-type="float">
            <text:p>0.2294441275</text:p>
          </table:table-cell>
          <table:table-cell office:value-type="float" office:value="0.0028329171" calcext:value-type="float">
            <text:p>0.0028329171</text:p>
          </table:table-cell>
          <table:table-cell office:value-type="float" office:value="0.0010254306" calcext:value-type="float">
            <text:p>0.0010254306</text:p>
          </table:table-cell>
          <table:table-cell office:value-type="float" office:value="0.0052042085" calcext:value-type="float">
            <text:p>0.0052042085</text:p>
          </table:table-cell>
          <table:table-cell office:value-type="float" office:value="0.0030706643" calcext:value-type="float">
            <text:p>0.0030706643</text:p>
          </table:table-cell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Default" table:number-columns-repeated="2"/>
          <table:table-cell table:style-name="Default" table:formula="of:=AVERAGE([.D2:.D33])" office:value-type="float" office:value="0.01024090473125" calcext:value-type="float">
            <text:p>0.01024090473125</text:p>
          </table:table-cell>
          <table:table-cell table:style-name="Default" table:formula="of:=AVERAGE([.E2:.E33])" office:value-type="float" office:value="0.09070469425" calcext:value-type="float">
            <text:p>0.09070469425</text:p>
          </table:table-cell>
          <table:table-cell table:style-name="Default" table:formula="of:=AVERAGE([.F2:.F33])" office:value-type="float" office:value="0.57622548465625" calcext:value-type="float">
            <text:p>0.57622548465625</text:p>
          </table:table-cell>
          <table:table-cell table:style-name="Default" table:formula="of:=AVERAGE([.G2:.G33])" office:value-type="float" office:value="0" calcext:value-type="float">
            <text:p>0</text:p>
          </table:table-cell>
          <table:table-cell table:style-name="Default" table:formula="of:=AVERAGE([.H2:.H33])" office:value-type="float" office:value="0.132090024584375" calcext:value-type="float">
            <text:p>0.132090024584375</text:p>
          </table:table-cell>
          <table:table-cell table:style-name="Default" table:formula="of:=AVERAGE([.I2:.I33])" office:value-type="float" office:value="0.12052279300625" calcext:value-type="float">
            <text:p>0.12052279300625</text:p>
          </table:table-cell>
          <table:table-cell table:style-name="Default" table:formula="of:=AVERAGE([.J2:.J33])" office:value-type="float" office:value="0.01128154169375" calcext:value-type="float">
            <text:p>0.01128154169375</text:p>
          </table:table-cell>
          <table:table-cell table:style-name="Default" table:formula="of:=AVERAGE([.K2:.K33])" office:value-type="float" office:value="0.0029216979375" calcext:value-type="float">
            <text:p>0.0029216979375</text:p>
          </table:table-cell>
          <table:table-cell table:style-name="Default" table:formula="of:=AVERAGE([.L2:.L33])" office:value-type="float" office:value="0.009438207096875" calcext:value-type="float">
            <text:p>0.009438207096875</text:p>
          </table:table-cell>
          <table:table-cell table:style-name="Default" table:formula="of:=AVERAGE([.M2:.M33])" office:value-type="float" office:value="0.01196233065625" calcext:value-type="float">
            <text:p>0.01196233065625</text:p>
          </table:table-cell>
        </table:table-row>
        <table:table-row table:style-name="ro1">
          <table:table-cell table:style-name="ce2" office:value-type="string" calcext:value-type="string">
            <text:p>Average (%)</text:p>
          </table:table-cell>
          <table:table-cell table:style-name="ce2" table:number-columns-repeated="2"/>
          <table:table-cell table:style-name="ce2" table:formula="of:==ROUND([.D37]/SUM([.$D37:.$M37])*100; 2)" office:value-type="float" office:value="1.06" calcext:value-type="float">
            <text:p>1.06</text:p>
          </table:table-cell>
          <table:table-cell table:style-name="ce2" table:formula="of:==ROUND([.E37]/SUM([.$D37:.$M37])*100; 2)" office:value-type="float" office:value="9.4" calcext:value-type="float">
            <text:p>9.4</text:p>
          </table:table-cell>
          <table:table-cell table:style-name="ce2" table:formula="of:==ROUND([.F37]/SUM([.$D37:.$M37])*100; 2)" office:value-type="float" office:value="59.69" calcext:value-type="float">
            <text:p>59.69</text:p>
          </table:table-cell>
          <table:table-cell table:style-name="ce2" table:formula="of:==ROUND([.G37]/SUM([.$D37:.$M37])*100; 2)" office:value-type="float" office:value="0" calcext:value-type="float">
            <text:p>0</text:p>
          </table:table-cell>
          <table:table-cell table:style-name="ce2" table:formula="of:==ROUND([.H37]/SUM([.$D37:.$M37])*100; 2)" office:value-type="float" office:value="13.68" calcext:value-type="float">
            <text:p>13.68</text:p>
          </table:table-cell>
          <table:table-cell table:style-name="ce2" table:formula="of:==ROUND([.I37]/SUM([.$D37:.$M37])*100; 2)" office:value-type="float" office:value="12.48" calcext:value-type="float">
            <text:p>12.48</text:p>
          </table:table-cell>
          <table:table-cell table:style-name="ce2" table:formula="of:==ROUND([.J37]/SUM([.$D37:.$M37])*100; 2)" office:value-type="float" office:value="1.17" calcext:value-type="float">
            <text:p>1.17</text:p>
          </table:table-cell>
          <table:table-cell table:style-name="ce2" table:formula="of:==ROUND([.K37]/SUM([.$D37:.$M37])*100; 2)" office:value-type="float" office:value="0.3" calcext:value-type="float">
            <text:p>0.3</text:p>
          </table:table-cell>
          <table:table-cell table:style-name="ce2" table:formula="of:==ROUND([.L37]/SUM([.$D37:.$M37])*100; 2)" office:value-type="float" office:value="0.98" calcext:value-type="float">
            <text:p>0.98</text:p>
          </table:table-cell>
          <table:table-cell table:style-name="ce2" table:formula="of:==ROUND([.M37]/SUM([.$D37:.$M37])*100; 2)" office:value-type="float" office:value="1.24" calcext:value-type="float">
            <text:p>1.24</text:p>
          </table:table-cell>
        </table:table-row>
        <table:table-row table:style-name="ro1">
          <table:table-cell table:style-name="Default" table:number-columns-repeated="3"/>
          <table:table-cell office:value-type="string" calcext:value-type="string">
            <text:p>Drinking water (water without any additives except carbon dioxide; includes water ice for consumptio</text:p>
          </table:table-cell>
          <table:table-cell office:value-type="string" calcext:value-type="string">
            <text:p>Eggs and egg products</text:p>
          </table:table-cell>
          <table:table-cell office:value-type="string" calcext:value-type="string">
            <text:p>Fish and other seafood (including amphibians, reptiles, snails and insects)</text:p>
          </table:table-cell>
          <table:table-cell office:value-type="string" calcext:value-type="string">
            <text:p>Food for infants and small children</text:p>
          </table:table-cell>
          <table:table-cell office:value-type="string" calcext:value-type="string">
            <text:p>Fruit and fruit products</text:p>
          </table:table-cell>
          <table:table-cell office:value-type="string" calcext:value-type="string">
            <text:p>Meat and meat products (including edible offal)</text:p>
          </table:table-cell>
          <table:table-cell office:value-type="string" calcext:value-type="string">
            <text:p>Milk and dairy products</text:p>
          </table:table-cell>
          <table:table-cell office:value-type="string" calcext:value-type="string">
            <text:p>Other foods</text:p>
          </table:table-cell>
          <table:table-cell office:value-type="string" calcext:value-type="string">
            <text:p>Starchy roots and tubers</text:p>
          </table:table-cell>
          <table:table-cell office:value-type="string" calcext:value-type="string">
            <text:p>Vegetables and vegetable products (including fungi)</text:p>
          </table:table-cell>
        </table:table-row>
      </table:table>
      <table:table table:name="Adult" table:style-name="ta1">
        <table:shapes>
          <draw:frame draw:z-index="0" draw:style-name="gr1" draw:text-style-name="P1" svg:width="6.0921in" svg:height="5.4067in" svg:x="14.1898in" svg:y="0.0417in">
            <draw:object draw:notify-on-update-of-ranges="Adult.D1:Adult.M1 Adult.D24:Adult.M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ce1"/>
        <table:table-row table:style-name="ro1">
          <table:table-cell office:value-type="string" calcext:value-type="string">
            <text:p>Acrony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Drinking water (water without any additives except carbon dioxide; includes water ice for consumptio</text:p>
          </table:table-cell>
          <table:table-cell office:value-type="string" calcext:value-type="string">
            <text:p>Eggs and egg products</text:p>
          </table:table-cell>
          <table:table-cell office:value-type="string" calcext:value-type="string">
            <text:p>Fish and other seafood (including amphibians, reptiles, snails and insects)</text:p>
          </table:table-cell>
          <table:table-cell office:value-type="string" calcext:value-type="string">
            <text:p>Food for infants and small children</text:p>
          </table:table-cell>
          <table:table-cell office:value-type="string" calcext:value-type="string">
            <text:p>Fruit and fruit products</text:p>
          </table:table-cell>
          <table:table-cell office:value-type="string" calcext:value-type="string">
            <text:p>Meat and meat products (including edible offal)</text:p>
          </table:table-cell>
          <table:table-cell office:value-type="string" calcext:value-type="string">
            <text:p>Milk and dairy products</text:p>
          </table:table-cell>
          <table:table-cell office:value-type="string" calcext:value-type="string">
            <text:p>Other foods</text:p>
          </table:table-cell>
          <table:table-cell office:value-type="string" calcext:value-type="string">
            <text:p>Starchy roots and tubers</text:p>
          </table:table-cell>
          <table:table-cell office:value-type="string" calcext:value-type="string">
            <text:p>Vegetables and vegetable products (including fungi)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AT</text:p>
          </table:table-cell>
          <table:table-cell office:value-type="float" office:value="0" calcext:value-type="float">
            <text:p>0</text:p>
          </table:table-cell>
          <table:table-cell office:value-type="float" office:value="0.0102388281" calcext:value-type="float">
            <text:p>0.0102388281</text:p>
          </table:table-cell>
          <table:table-cell office:value-type="float" office:value="0.0121870835" calcext:value-type="float">
            <text:p>0.0121870835</text:p>
          </table:table-cell>
          <table:table-cell office:value-type="float" office:value="0.1537621081" calcext:value-type="float">
            <text:p>0.1537621081</text:p>
          </table:table-cell>
          <table:table-cell office:value-type="float" office:value="0" calcext:value-type="float">
            <text:p>0</text:p>
          </table:table-cell>
          <table:table-cell office:value-type="float" office:value="0.0633629266" calcext:value-type="float">
            <text:p>0.0633629266</text:p>
          </table:table-cell>
          <table:table-cell office:value-type="float" office:value="0.0436790627" calcext:value-type="float">
            <text:p>0.0436790627</text:p>
          </table:table-cell>
          <table:table-cell office:value-type="float" office:value="0.0020621665" calcext:value-type="float">
            <text:p>0.0020621665</text:p>
          </table:table-cell>
          <table:table-cell office:value-type="float" office:value="0.0010056563" calcext:value-type="float">
            <text:p>0.0010056563</text:p>
          </table:table-cell>
          <table:table-cell office:value-type="float" office:value="0.0016872325" calcext:value-type="float">
            <text:p>0.0016872325</text:p>
          </table:table-cell>
          <table:table-cell office:value-type="float" office:value="0.0040405799" calcext:value-type="float">
            <text:p>0.0040405799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BE</text:p>
          </table:table-cell>
          <table:table-cell office:value-type="float" office:value="0" calcext:value-type="float">
            <text:p>0</text:p>
          </table:table-cell>
          <table:table-cell office:value-type="float" office:value="0.0058875995" calcext:value-type="float">
            <text:p>0.0058875995</text:p>
          </table:table-cell>
          <table:table-cell office:value-type="float" office:value="0.0408783472" calcext:value-type="float">
            <text:p>0.0408783472</text:p>
          </table:table-cell>
          <table:table-cell office:value-type="float" office:value="0.2869392332" calcext:value-type="float">
            <text:p>0.2869392332</text:p>
          </table:table-cell>
          <table:table-cell office:value-type="float" office:value="0" calcext:value-type="float">
            <text:p>0</text:p>
          </table:table-cell>
          <table:table-cell office:value-type="float" office:value="0.0466653789" calcext:value-type="float">
            <text:p>0.0466653789</text:p>
          </table:table-cell>
          <table:table-cell office:value-type="float" office:value="0.056844416" calcext:value-type="float">
            <text:p>0.056844416</text:p>
          </table:table-cell>
          <table:table-cell office:value-type="float" office:value="0.0027812912" calcext:value-type="float">
            <text:p>0.0027812912</text:p>
          </table:table-cell>
          <table:table-cell office:value-type="float" office:value="0.0019430523" calcext:value-type="float">
            <text:p>0.0019430523</text:p>
          </table:table-cell>
          <table:table-cell office:value-type="float" office:value="0.0050620191" calcext:value-type="float">
            <text:p>0.0050620191</text:p>
          </table:table-cell>
          <table:table-cell office:value-type="float" office:value="0.0054815755" calcext:value-type="float">
            <text:p>0.005481575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CZ</text:p>
          </table:table-cell>
          <table:table-cell office:value-type="float" office:value="0" calcext:value-type="float">
            <text:p>0</text:p>
          </table:table-cell>
          <table:table-cell office:value-type="float" office:value="0.0109364863" calcext:value-type="float">
            <text:p>0.0109364863</text:p>
          </table:table-cell>
          <table:table-cell office:value-type="float" office:value="0.0697851" calcext:value-type="float">
            <text:p>0.0697851</text:p>
          </table:table-cell>
          <table:table-cell office:value-type="float" office:value="0.3086765825" calcext:value-type="float">
            <text:p>0.3086765825</text:p>
          </table:table-cell>
          <table:table-cell office:value-type="float" office:value="0" calcext:value-type="float">
            <text:p>0</text:p>
          </table:table-cell>
          <table:table-cell office:value-type="float" office:value="0.046144833" calcext:value-type="float">
            <text:p>0.046144833</text:p>
          </table:table-cell>
          <table:table-cell office:value-type="float" office:value="0.132244184" calcext:value-type="float">
            <text:p>0.132244184</text:p>
          </table:table-cell>
          <table:table-cell office:value-type="float" office:value="0.0021694444" calcext:value-type="float">
            <text:p>0.0021694444</text:p>
          </table:table-cell>
          <table:table-cell office:value-type="float" office:value="0.0025035466" calcext:value-type="float">
            <text:p>0.0025035466</text:p>
          </table:table-cell>
          <table:table-cell office:value-type="float" office:value="0.0048664725" calcext:value-type="float">
            <text:p>0.0048664725</text:p>
          </table:table-cell>
          <table:table-cell office:value-type="float" office:value="0.0052795049" calcext:value-type="float">
            <text:p>0.0052795049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DE</text:p>
          </table:table-cell>
          <table:table-cell office:value-type="float" office:value="0" calcext:value-type="float">
            <text:p>0</text:p>
          </table:table-cell>
          <table:table-cell office:value-type="float" office:value="0.0083127899" calcext:value-type="float">
            <text:p>0.0083127899</text:p>
          </table:table-cell>
          <table:table-cell office:value-type="float" office:value="0.0253886496" calcext:value-type="float">
            <text:p>0.0253886496</text:p>
          </table:table-cell>
          <table:table-cell office:value-type="float" office:value="0.244642625" calcext:value-type="float">
            <text:p>0.244642625</text:p>
          </table:table-cell>
          <table:table-cell office:value-type="float" office:value="0" calcext:value-type="float">
            <text:p>0</text:p>
          </table:table-cell>
          <table:table-cell office:value-type="float" office:value="0.0622706845" calcext:value-type="float">
            <text:p>0.0622706845</text:p>
          </table:table-cell>
          <table:table-cell office:value-type="float" office:value="0.069774223" calcext:value-type="float">
            <text:p>0.069774223</text:p>
          </table:table-cell>
          <table:table-cell office:value-type="float" office:value="0.0024835882" calcext:value-type="float">
            <text:p>0.0024835882</text:p>
          </table:table-cell>
          <table:table-cell office:value-type="float" office:value="0.0014767495" calcext:value-type="float">
            <text:p>0.0014767495</text:p>
          </table:table-cell>
          <table:table-cell office:value-type="float" office:value="0.0029418197" calcext:value-type="float">
            <text:p>0.0029418197</text:p>
          </table:table-cell>
          <table:table-cell office:value-type="float" office:value="0.0049195428" calcext:value-type="float">
            <text:p>0.0049195428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DK</text:p>
          </table:table-cell>
          <table:table-cell office:value-type="float" office:value="0" calcext:value-type="float">
            <text:p>0</text:p>
          </table:table-cell>
          <table:table-cell office:value-type="float" office:value="0.0089891694" calcext:value-type="float">
            <text:p>0.0089891694</text:p>
          </table:table-cell>
          <table:table-cell office:value-type="float" office:value="0.0620464547" calcext:value-type="float">
            <text:p>0.0620464547</text:p>
          </table:table-cell>
          <table:table-cell office:value-type="float" office:value="0.3492924976" calcext:value-type="float">
            <text:p>0.3492924976</text:p>
          </table:table-cell>
          <table:table-cell office:value-type="float" office:value="0" calcext:value-type="float">
            <text:p>0</text:p>
          </table:table-cell>
          <table:table-cell office:value-type="float" office:value="0.0725869909" calcext:value-type="float">
            <text:p>0.0725869909</text:p>
          </table:table-cell>
          <table:table-cell office:value-type="float" office:value="0.054968602" calcext:value-type="float">
            <text:p>0.054968602</text:p>
          </table:table-cell>
          <table:table-cell office:value-type="float" office:value="0.004221643" calcext:value-type="float">
            <text:p>0.004221643</text:p>
          </table:table-cell>
          <table:table-cell office:value-type="float" office:value="0.0020644631" calcext:value-type="float">
            <text:p>0.0020644631</text:p>
          </table:table-cell>
          <table:table-cell office:value-type="float" office:value="0.00459991" calcext:value-type="float">
            <text:p>0.00459991</text:p>
          </table:table-cell>
          <table:table-cell office:value-type="float" office:value="0.0072351252" calcext:value-type="float">
            <text:p>0.007235125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EE</text:p>
          </table:table-cell>
          <table:table-cell office:value-type="float" office:value="0" calcext:value-type="float">
            <text:p>0</text:p>
          </table:table-cell>
          <table:table-cell office:value-type="float" office:value="0.0066744818" calcext:value-type="float">
            <text:p>0.0066744818</text:p>
          </table:table-cell>
          <table:table-cell office:value-type="float" office:value="0.0871320844" calcext:value-type="float">
            <text:p>0.0871320844</text:p>
          </table:table-cell>
          <table:table-cell office:value-type="float" office:value="0.2806548185" calcext:value-type="float">
            <text:p>0.2806548185</text:p>
          </table:table-cell>
          <table:table-cell office:value-type="float" office:value="0" calcext:value-type="float">
            <text:p>0</text:p>
          </table:table-cell>
          <table:table-cell office:value-type="float" office:value="0.0818960858" calcext:value-type="float">
            <text:p>0.0818960858</text:p>
          </table:table-cell>
          <table:table-cell office:value-type="float" office:value="0.1570775441" calcext:value-type="float">
            <text:p>0.1570775441</text:p>
          </table:table-cell>
          <table:table-cell office:value-type="float" office:value="0.003480363" calcext:value-type="float">
            <text:p>0.003480363</text:p>
          </table:table-cell>
          <table:table-cell office:value-type="float" office:value="0.0013398762" calcext:value-type="float">
            <text:p>0.0013398762</text:p>
          </table:table-cell>
          <table:table-cell office:value-type="float" office:value="0.0052173025" calcext:value-type="float">
            <text:p>0.0052173025</text:p>
          </table:table-cell>
          <table:table-cell office:value-type="float" office:value="0.0069508314" calcext:value-type="float">
            <text:p>0.0069508314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ES</text:p>
          </table:table-cell>
          <table:table-cell office:value-type="float" office:value="0" calcext:value-type="float">
            <text:p>0</text:p>
          </table:table-cell>
          <table:table-cell office:value-type="float" office:value="0.0056784796" calcext:value-type="float">
            <text:p>0.0056784796</text:p>
          </table:table-cell>
          <table:table-cell office:value-type="float" office:value="0.0631124071" calcext:value-type="float">
            <text:p>0.0631124071</text:p>
          </table:table-cell>
          <table:table-cell office:value-type="float" office:value="0.4531772346" calcext:value-type="float">
            <text:p>0.4531772346</text:p>
          </table:table-cell>
          <table:table-cell office:value-type="float" office:value="0" calcext:value-type="float">
            <text:p>0</text:p>
          </table:table-cell>
          <table:table-cell office:value-type="float" office:value="0.0558559088" calcext:value-type="float">
            <text:p>0.0558559088</text:p>
          </table:table-cell>
          <table:table-cell office:value-type="float" office:value="0.0440490885" calcext:value-type="float">
            <text:p>0.0440490885</text:p>
          </table:table-cell>
          <table:table-cell office:value-type="float" office:value="0.0032924594" calcext:value-type="float">
            <text:p>0.0032924594</text:p>
          </table:table-cell>
          <table:table-cell office:value-type="float" office:value="0.0012082938" calcext:value-type="float">
            <text:p>0.0012082938</text:p>
          </table:table-cell>
          <table:table-cell office:value-type="float" office:value="0.0021710285" calcext:value-type="float">
            <text:p>0.0021710285</text:p>
          </table:table-cell>
          <table:table-cell office:value-type="float" office:value="0.0062720296" calcext:value-type="float">
            <text:p>0.0062720296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FI</text:p>
          </table:table-cell>
          <table:table-cell office:value-type="float" office:value="0" calcext:value-type="float">
            <text:p>0</text:p>
          </table:table-cell>
          <table:table-cell office:value-type="float" office:value="0.007320041" calcext:value-type="float">
            <text:p>0.007320041</text:p>
          </table:table-cell>
          <table:table-cell office:value-type="float" office:value="0.0399908433" calcext:value-type="float">
            <text:p>0.0399908433</text:p>
          </table:table-cell>
          <table:table-cell office:value-type="float" office:value="0.3237521911" calcext:value-type="float">
            <text:p>0.3237521911</text:p>
          </table:table-cell>
          <table:table-cell office:value-type="float" office:value="0" calcext:value-type="float">
            <text:p>0</text:p>
          </table:table-cell>
          <table:table-cell office:value-type="float" office:value="0.0578206308" calcext:value-type="float">
            <text:p>0.0578206308</text:p>
          </table:table-cell>
          <table:table-cell office:value-type="float" office:value="0.1070300531" calcext:value-type="float">
            <text:p>0.1070300531</text:p>
          </table:table-cell>
          <table:table-cell office:value-type="float" office:value="0.0045608016" calcext:value-type="float">
            <text:p>0.0045608016</text:p>
          </table:table-cell>
          <table:table-cell office:value-type="float" office:value="0.0018866622" calcext:value-type="float">
            <text:p>0.0018866622</text:p>
          </table:table-cell>
          <table:table-cell office:value-type="float" office:value="0.0034740947" calcext:value-type="float">
            <text:p>0.0034740947</text:p>
          </table:table-cell>
          <table:table-cell office:value-type="float" office:value="0.0062659795" calcext:value-type="float">
            <text:p>0.006265979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FR</text:p>
          </table:table-cell>
          <table:table-cell office:value-type="float" office:value="0" calcext:value-type="float">
            <text:p>0</text:p>
          </table:table-cell>
          <table:table-cell office:value-type="float" office:value="0.0084945138" calcext:value-type="float">
            <text:p>0.0084945138</text:p>
          </table:table-cell>
          <table:table-cell office:value-type="float" office:value="0.0347342113" calcext:value-type="float">
            <text:p>0.0347342113</text:p>
          </table:table-cell>
          <table:table-cell office:value-type="float" office:value="0.3890199664" calcext:value-type="float">
            <text:p>0.3890199664</text:p>
          </table:table-cell>
          <table:table-cell office:value-type="float" office:value="0" calcext:value-type="float">
            <text:p>0</text:p>
          </table:table-cell>
          <table:table-cell office:value-type="float" office:value="0.0562450663" calcext:value-type="float">
            <text:p>0.0562450663</text:p>
          </table:table-cell>
          <table:table-cell office:value-type="float" office:value="0.1208508557" calcext:value-type="float">
            <text:p>0.1208508557</text:p>
          </table:table-cell>
          <table:table-cell office:value-type="float" office:value="0.0034660559" calcext:value-type="float">
            <text:p>0.0034660559</text:p>
          </table:table-cell>
          <table:table-cell office:value-type="float" office:value="0.0015652295" calcext:value-type="float">
            <text:p>0.0015652295</text:p>
          </table:table-cell>
          <table:table-cell office:value-type="float" office:value="0.0045691431" calcext:value-type="float">
            <text:p>0.0045691431</text:p>
          </table:table-cell>
          <table:table-cell office:value-type="float" office:value="0.0102606383" calcext:value-type="float">
            <text:p>0.0102606383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GB</text:p>
          </table:table-cell>
          <table:table-cell office:value-type="float" office:value="0" calcext:value-type="float">
            <text:p>0</text:p>
          </table:table-cell>
          <table:table-cell office:value-type="float" office:value="0.0058855696" calcext:value-type="float">
            <text:p>0.0058855696</text:p>
          </table:table-cell>
          <table:table-cell office:value-type="float" office:value="0.0266852595" calcext:value-type="float">
            <text:p>0.0266852595</text:p>
          </table:table-cell>
          <table:table-cell office:value-type="float" office:value="0.2597447785" calcext:value-type="float">
            <text:p>0.2597447785</text:p>
          </table:table-cell>
          <table:table-cell office:value-type="float" office:value="0" calcext:value-type="float">
            <text:p>0</text:p>
          </table:table-cell>
          <table:table-cell office:value-type="float" office:value="0.0330006838" calcext:value-type="float">
            <text:p>0.0330006838</text:p>
          </table:table-cell>
          <table:table-cell office:value-type="float" office:value="0.0435826227" calcext:value-type="float">
            <text:p>0.0435826227</text:p>
          </table:table-cell>
          <table:table-cell office:value-type="float" office:value="0.0022153581" calcext:value-type="float">
            <text:p>0.0022153581</text:p>
          </table:table-cell>
          <table:table-cell office:value-type="float" office:value="0.0010052457" calcext:value-type="float">
            <text:p>0.0010052457</text:p>
          </table:table-cell>
          <table:table-cell office:value-type="float" office:value="0.0044706039" calcext:value-type="float">
            <text:p>0.0044706039</text:p>
          </table:table-cell>
          <table:table-cell office:value-type="float" office:value="0.0053328107" calcext:value-type="float">
            <text:p>0.0053328107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HR</text:p>
          </table:table-cell>
          <table:table-cell office:value-type="float" office:value="0" calcext:value-type="float">
            <text:p>0</text:p>
          </table:table-cell>
          <table:table-cell office:value-type="float" office:value="0.0099381503" calcext:value-type="float">
            <text:p>0.0099381503</text:p>
          </table:table-cell>
          <table:table-cell office:value-type="float" office:value="0.0893029418" calcext:value-type="float">
            <text:p>0.0893029418</text:p>
          </table:table-cell>
          <table:table-cell office:value-type="float" office:value="0.6536472928" calcext:value-type="float">
            <text:p>0.6536472928</text:p>
          </table:table-cell>
          <table:table-cell office:value-type="float" office:value="0" calcext:value-type="float">
            <text:p>0</text:p>
          </table:table-cell>
          <table:table-cell office:value-type="float" office:value="0.0504763004" calcext:value-type="float">
            <text:p>0.0504763004</text:p>
          </table:table-cell>
          <table:table-cell office:value-type="float" office:value="0.0925915464" calcext:value-type="float">
            <text:p>0.0925915464</text:p>
          </table:table-cell>
          <table:table-cell office:value-type="float" office:value="0.0023319219" calcext:value-type="float">
            <text:p>0.0023319219</text:p>
          </table:table-cell>
          <table:table-cell office:value-type="float" office:value="0.0017667886" calcext:value-type="float">
            <text:p>0.0017667886</text:p>
          </table:table-cell>
          <table:table-cell office:value-type="float" office:value="0.0040996455" calcext:value-type="float">
            <text:p>0.0040996455</text:p>
          </table:table-cell>
          <table:table-cell office:value-type="float" office:value="0.0072408511" calcext:value-type="float">
            <text:p>0.0072408511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HU</text:p>
          </table:table-cell>
          <table:table-cell office:value-type="float" office:value="0" calcext:value-type="float">
            <text:p>0</text:p>
          </table:table-cell>
          <table:table-cell office:value-type="float" office:value="0.0011824193" calcext:value-type="float">
            <text:p>0.0011824193</text:p>
          </table:table-cell>
          <table:table-cell office:value-type="float" office:value="0.0991082943" calcext:value-type="float">
            <text:p>0.0991082943</text:p>
          </table:table-cell>
          <table:table-cell office:value-type="float" office:value="0.5385997727" calcext:value-type="float">
            <text:p>0.5385997727</text:p>
          </table:table-cell>
          <table:table-cell office:value-type="float" office:value="0" calcext:value-type="float">
            <text:p>0</text:p>
          </table:table-cell>
          <table:table-cell office:value-type="float" office:value="0.0686485339" calcext:value-type="float">
            <text:p>0.0686485339</text:p>
          </table:table-cell>
          <table:table-cell office:value-type="float" office:value="0.2002221211" calcext:value-type="float">
            <text:p>0.2002221211</text:p>
          </table:table-cell>
          <table:table-cell office:value-type="float" office:value="0.0029752787" calcext:value-type="float">
            <text:p>0.0029752787</text:p>
          </table:table-cell>
          <table:table-cell office:value-type="float" office:value="0.0029617647" calcext:value-type="float">
            <text:p>0.0029617647</text:p>
          </table:table-cell>
          <table:table-cell office:value-type="float" office:value="0.0057358835" calcext:value-type="float">
            <text:p>0.0057358835</text:p>
          </table:table-cell>
          <table:table-cell office:value-type="float" office:value="0.0067274445" calcext:value-type="float">
            <text:p>0.006727444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IE</text:p>
          </table:table-cell>
          <table:table-cell office:value-type="float" office:value="0" calcext:value-type="float">
            <text:p>0</text:p>
          </table:table-cell>
          <table:table-cell office:value-type="float" office:value="0.0056812351" calcext:value-type="float">
            <text:p>0.0056812351</text:p>
          </table:table-cell>
          <table:table-cell office:value-type="float" office:value="0.0377988373" calcext:value-type="float">
            <text:p>0.0377988373</text:p>
          </table:table-cell>
          <table:table-cell office:value-type="float" office:value="0.1650206606" calcext:value-type="float">
            <text:p>0.1650206606</text:p>
          </table:table-cell>
          <table:table-cell office:value-type="float" office:value="0" calcext:value-type="float">
            <text:p>0</text:p>
          </table:table-cell>
          <table:table-cell office:value-type="float" office:value="0.030624624" calcext:value-type="float">
            <text:p>0.030624624</text:p>
          </table:table-cell>
          <table:table-cell office:value-type="float" office:value="0.0510361135" calcext:value-type="float">
            <text:p>0.0510361135</text:p>
          </table:table-cell>
          <table:table-cell office:value-type="float" office:value="0.0029458109" calcext:value-type="float">
            <text:p>0.0029458109</text:p>
          </table:table-cell>
          <table:table-cell office:value-type="float" office:value="0.0012635085" calcext:value-type="float">
            <text:p>0.0012635085</text:p>
          </table:table-cell>
          <table:table-cell office:value-type="float" office:value="0.0060799213" calcext:value-type="float">
            <text:p>0.0060799213</text:p>
          </table:table-cell>
          <table:table-cell office:value-type="float" office:value="0.0054607135" calcext:value-type="float">
            <text:p>0.005460713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IT</text:p>
          </table:table-cell>
          <table:table-cell office:value-type="float" office:value="0" calcext:value-type="float">
            <text:p>0</text:p>
          </table:table-cell>
          <table:table-cell office:value-type="float" office:value="0.0060980286" calcext:value-type="float">
            <text:p>0.0060980286</text:p>
          </table:table-cell>
          <table:table-cell office:value-type="float" office:value="0.083028313" calcext:value-type="float">
            <text:p>0.083028313</text:p>
          </table:table-cell>
          <table:table-cell office:value-type="float" office:value="0.6765141755" calcext:value-type="float">
            <text:p>0.6765141755</text:p>
          </table:table-cell>
          <table:table-cell office:value-type="float" office:value="0" calcext:value-type="float">
            <text:p>0</text:p>
          </table:table-cell>
          <table:table-cell office:value-type="float" office:value="0.0754324698" calcext:value-type="float">
            <text:p>0.0754324698</text:p>
          </table:table-cell>
          <table:table-cell office:value-type="float" office:value="0.0540450303" calcext:value-type="float">
            <text:p>0.0540450303</text:p>
          </table:table-cell>
          <table:table-cell office:value-type="float" office:value="0.0037261461" calcext:value-type="float">
            <text:p>0.0037261461</text:p>
          </table:table-cell>
          <table:table-cell office:value-type="float" office:value="0.0025629128" calcext:value-type="float">
            <text:p>0.0025629128</text:p>
          </table:table-cell>
          <table:table-cell office:value-type="float" office:value="0.0027257876" calcext:value-type="float">
            <text:p>0.0027257876</text:p>
          </table:table-cell>
          <table:table-cell office:value-type="float" office:value="0.0108570637" calcext:value-type="float">
            <text:p>0.0108570637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LV</text:p>
          </table:table-cell>
          <table:table-cell office:value-type="float" office:value="0" calcext:value-type="float">
            <text:p>0</text:p>
          </table:table-cell>
          <table:table-cell office:value-type="float" office:value="0.0034748656" calcext:value-type="float">
            <text:p>0.0034748656</text:p>
          </table:table-cell>
          <table:table-cell office:value-type="float" office:value="0.0303332735" calcext:value-type="float">
            <text:p>0.0303332735</text:p>
          </table:table-cell>
          <table:table-cell office:value-type="float" office:value="0.3131629851" calcext:value-type="float">
            <text:p>0.3131629851</text:p>
          </table:table-cell>
          <table:table-cell office:value-type="float" office:value="0" calcext:value-type="float">
            <text:p>0</text:p>
          </table:table-cell>
          <table:table-cell office:value-type="float" office:value="0.0515526778" calcext:value-type="float">
            <text:p>0.0515526778</text:p>
          </table:table-cell>
          <table:table-cell office:value-type="float" office:value="0.1097786127" calcext:value-type="float">
            <text:p>0.1097786127</text:p>
          </table:table-cell>
          <table:table-cell office:value-type="float" office:value="0.0023769387" calcext:value-type="float">
            <text:p>0.0023769387</text:p>
          </table:table-cell>
          <table:table-cell office:value-type="float" office:value="0.0011180878" calcext:value-type="float">
            <text:p>0.0011180878</text:p>
          </table:table-cell>
          <table:table-cell office:value-type="float" office:value="0.0074803254" calcext:value-type="float">
            <text:p>0.0074803254</text:p>
          </table:table-cell>
          <table:table-cell office:value-type="float" office:value="0.0082324612" calcext:value-type="float">
            <text:p>0.008232461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NL</text:p>
          </table:table-cell>
          <table:table-cell office:value-type="float" office:value="0" calcext:value-type="float">
            <text:p>0</text:p>
          </table:table-cell>
          <table:table-cell office:value-type="float" office:value="0.0047577036" calcext:value-type="float">
            <text:p>0.0047577036</text:p>
          </table:table-cell>
          <table:table-cell office:value-type="float" office:value="0.0236856648" calcext:value-type="float">
            <text:p>0.0236856648</text:p>
          </table:table-cell>
          <table:table-cell office:value-type="float" office:value="0.2185527622" calcext:value-type="float">
            <text:p>0.2185527622</text:p>
          </table:table-cell>
          <table:table-cell office:value-type="float" office:value="0" calcext:value-type="float">
            <text:p>0</text:p>
          </table:table-cell>
          <table:table-cell office:value-type="float" office:value="0.0365859313" calcext:value-type="float">
            <text:p>0.0365859313</text:p>
          </table:table-cell>
          <table:table-cell office:value-type="float" office:value="0.0465991755" calcext:value-type="float">
            <text:p>0.0465991755</text:p>
          </table:table-cell>
          <table:table-cell office:value-type="float" office:value="0.003359084" calcext:value-type="float">
            <text:p>0.003359084</text:p>
          </table:table-cell>
          <table:table-cell office:value-type="float" office:value="0.0019177826" calcext:value-type="float">
            <text:p>0.0019177826</text:p>
          </table:table-cell>
          <table:table-cell office:value-type="float" office:value="0.0054372409" calcext:value-type="float">
            <text:p>0.0054372409</text:p>
          </table:table-cell>
          <table:table-cell office:value-type="float" office:value="0.0052022985" calcext:value-type="float">
            <text:p>0.005202298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PT</text:p>
          </table:table-cell>
          <table:table-cell office:value-type="float" office:value="0" calcext:value-type="float">
            <text:p>0</text:p>
          </table:table-cell>
          <table:table-cell office:value-type="float" office:value="0.007019451" calcext:value-type="float">
            <text:p>0.007019451</text:p>
          </table:table-cell>
          <table:table-cell office:value-type="float" office:value="0.0614452476" calcext:value-type="float">
            <text:p>0.0614452476</text:p>
          </table:table-cell>
          <table:table-cell office:value-type="float" office:value="0.4124215033" calcext:value-type="float">
            <text:p>0.4124215033</text:p>
          </table:table-cell>
          <table:table-cell office:value-type="float" office:value="0" calcext:value-type="float">
            <text:p>0</text:p>
          </table:table-cell>
          <table:table-cell office:value-type="float" office:value="0.0464847026" calcext:value-type="float">
            <text:p>0.0464847026</text:p>
          </table:table-cell>
          <table:table-cell office:value-type="float" office:value="0.0885035517" calcext:value-type="float">
            <text:p>0.0885035517</text:p>
          </table:table-cell>
          <table:table-cell office:value-type="float" office:value="0.0026651829" calcext:value-type="float">
            <text:p>0.0026651829</text:p>
          </table:table-cell>
          <table:table-cell office:value-type="float" office:value="0.0014390782" calcext:value-type="float">
            <text:p>0.0014390782</text:p>
          </table:table-cell>
          <table:table-cell office:value-type="float" office:value="0.0043839964" calcext:value-type="float">
            <text:p>0.0043839964</text:p>
          </table:table-cell>
          <table:table-cell office:value-type="float" office:value="0.0058588343" calcext:value-type="float">
            <text:p>0.0058588343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RO</text:p>
          </table:table-cell>
          <table:table-cell office:value-type="float" office:value="0" calcext:value-type="float">
            <text:p>0</text:p>
          </table:table-cell>
          <table:table-cell office:value-type="float" office:value="0.0033162509" calcext:value-type="float">
            <text:p>0.0033162509</text:p>
          </table:table-cell>
          <table:table-cell office:value-type="float" office:value="0.1300774163" calcext:value-type="float">
            <text:p>0.1300774163</text:p>
          </table:table-cell>
          <table:table-cell office:value-type="float" office:value="0.3938059694" calcext:value-type="float">
            <text:p>0.3938059694</text:p>
          </table:table-cell>
          <table:table-cell office:value-type="float" office:value="0" calcext:value-type="float">
            <text:p>0</text:p>
          </table:table-cell>
          <table:table-cell office:value-type="float" office:value="0.0581757907" calcext:value-type="float">
            <text:p>0.0581757907</text:p>
          </table:table-cell>
          <table:table-cell office:value-type="float" office:value="0.1807082414" calcext:value-type="float">
            <text:p>0.1807082414</text:p>
          </table:table-cell>
          <table:table-cell office:value-type="float" office:value="0.0022370745" calcext:value-type="float">
            <text:p>0.0022370745</text:p>
          </table:table-cell>
          <table:table-cell office:value-type="float" office:value="0.0029468663" calcext:value-type="float">
            <text:p>0.0029468663</text:p>
          </table:table-cell>
          <table:table-cell office:value-type="float" office:value="0.0059865501" calcext:value-type="float">
            <text:p>0.0059865501</text:p>
          </table:table-cell>
          <table:table-cell office:value-type="float" office:value="0.0163546471" calcext:value-type="float">
            <text:p>0.0163546471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A_SE</text:p>
          </table:table-cell>
          <table:table-cell office:value-type="float" office:value="0" calcext:value-type="float">
            <text:p>0</text:p>
          </table:table-cell>
          <table:table-cell office:value-type="float" office:value="0.0050460818" calcext:value-type="float">
            <text:p>0.0050460818</text:p>
          </table:table-cell>
          <table:table-cell office:value-type="float" office:value="0.0429473348" calcext:value-type="float">
            <text:p>0.0429473348</text:p>
          </table:table-cell>
          <table:table-cell office:value-type="float" office:value="0.4271433989" calcext:value-type="float">
            <text:p>0.4271433989</text:p>
          </table:table-cell>
          <table:table-cell office:value-type="float" office:value="0" calcext:value-type="float">
            <text:p>0</text:p>
          </table:table-cell>
          <table:table-cell office:value-type="float" office:value="0.0452691726" calcext:value-type="float">
            <text:p>0.0452691726</text:p>
          </table:table-cell>
          <table:table-cell office:value-type="float" office:value="0.2294441275" calcext:value-type="float">
            <text:p>0.2294441275</text:p>
          </table:table-cell>
          <table:table-cell office:value-type="float" office:value="0.0028329171" calcext:value-type="float">
            <text:p>0.0028329171</text:p>
          </table:table-cell>
          <table:table-cell office:value-type="float" office:value="0.0010254306" calcext:value-type="float">
            <text:p>0.0010254306</text:p>
          </table:table-cell>
          <table:table-cell office:value-type="float" office:value="0.0052042085" calcext:value-type="float">
            <text:p>0.0052042085</text:p>
          </table:table-cell>
          <table:table-cell office:value-type="float" office:value="0.0030706643" calcext:value-type="float">
            <text:p>0.0030706643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Default" table:number-columns-repeated="2"/>
          <table:table-cell table:style-name="Default" table:formula="of:=AVERAGE([.D2:.D20])" office:value-type="float" office:value="0.00657537606315789" calcext:value-type="float">
            <text:p>0.006575376063158</text:p>
          </table:table-cell>
          <table:table-cell table:style-name="Default" table:formula="of:=AVERAGE([.E2:.E20])" office:value-type="float" office:value="0.0557719875789474" calcext:value-type="float">
            <text:p>0.055771987578947</text:p>
          </table:table-cell>
          <table:table-cell table:style-name="Default" table:formula="of:=AVERAGE([.F2:.F20])" office:value-type="float" office:value="0.360448976631579" calcext:value-type="float">
            <text:p>0.360448976631579</text:p>
          </table:table-cell>
          <table:table-cell table:style-name="Default" table:formula="of:=AVERAGE([.G2:.G20])" office:value-type="float" office:value="0" calcext:value-type="float">
            <text:p>0</text:p>
          </table:table-cell>
          <table:table-cell table:style-name="Default" table:formula="of:=AVERAGE([.H2:.H20])" office:value-type="float" office:value="0.0546894417105263" calcext:value-type="float">
            <text:p>0.054689441710526</text:p>
          </table:table-cell>
          <table:table-cell table:style-name="Default" table:formula="of:=AVERAGE([.I2:.I20])" office:value-type="float" office:value="0.0991067985210526" calcext:value-type="float">
            <text:p>0.099106798521053</text:p>
          </table:table-cell>
          <table:table-cell table:style-name="Default" table:formula="of:=AVERAGE([.J2:.J20])" office:value-type="float" office:value="0.00295702768947368" calcext:value-type="float">
            <text:p>0.002957027689474</text:p>
          </table:table-cell>
          <table:table-cell table:style-name="Default" table:formula="of:=AVERAGE([.K2:.K20])" office:value-type="float" office:value="0.00173689448947368" calcext:value-type="float">
            <text:p>0.001736894489474</text:p>
          </table:table-cell>
          <table:table-cell table:style-name="Default" table:formula="of:=AVERAGE([.L2:.L20])" office:value-type="float" office:value="0.00453648345789474" calcext:value-type="float">
            <text:p>0.004536483457895</text:p>
          </table:table-cell>
          <table:table-cell table:style-name="Default" table:formula="of:=AVERAGE([.M2:.M20])" office:value-type="float" office:value="0.00689703136842105" calcext:value-type="float">
            <text:p>0.006897031368421</text:p>
          </table:table-cell>
        </table:table-row>
        <table:table-row table:style-name="ro1">
          <table:table-cell table:style-name="Default" office:value-type="string" calcext:value-type="string">
            <text:p>average [%]</text:p>
          </table:table-cell>
          <table:table-cell table:style-name="Default" table:number-columns-repeated="2"/>
          <table:table-cell table:style-name="ce3" table:formula="of:=ROUND([.D23]/SUM([.$D$23:.$M$23]) *100; 2)" office:value-type="float" office:value="1.11" calcext:value-type="float">
            <text:p>1.11</text:p>
          </table:table-cell>
          <table:table-cell table:style-name="ce3" table:formula="of:=ROUND([.E23]/SUM([.$D$23:.$M$23]) *100; 2)" office:value-type="float" office:value="9.41" calcext:value-type="float">
            <text:p>9.41</text:p>
          </table:table-cell>
          <table:table-cell table:style-name="ce3" table:formula="of:=ROUND([.F23]/SUM([.$D$23:.$M$23]) *100; 2)" office:value-type="float" office:value="60.81" calcext:value-type="float">
            <text:p>60.81</text:p>
          </table:table-cell>
          <table:table-cell table:style-name="ce3" table:formula="of:=ROUND([.G23]/SUM([.$D$23:.$M$23]) *100; 2)" office:value-type="float" office:value="0" calcext:value-type="float">
            <text:p>0</text:p>
          </table:table-cell>
          <table:table-cell table:style-name="ce3" table:formula="of:=ROUND([.H23]/SUM([.$D$23:.$M$23]) *100; 2)" office:value-type="float" office:value="9.23" calcext:value-type="float">
            <text:p>9.23</text:p>
          </table:table-cell>
          <table:table-cell table:style-name="ce3" table:formula="of:=ROUND([.I23]/SUM([.$D$23:.$M$23]) *100; 2)" office:value-type="float" office:value="16.72" calcext:value-type="float">
            <text:p>16.72</text:p>
          </table:table-cell>
          <table:table-cell table:style-name="ce3" table:formula="of:=ROUND([.J23]/SUM([.$D$23:.$M$23]) *100; 2)" office:value-type="float" office:value="0.5" calcext:value-type="float">
            <text:p>0.5</text:p>
          </table:table-cell>
          <table:table-cell table:style-name="ce3" table:formula="of:=ROUND([.K23]/SUM([.$D$23:.$M$23]) *100; 2)" office:value-type="float" office:value="0.29" calcext:value-type="float">
            <text:p>0.29</text:p>
          </table:table-cell>
          <table:table-cell table:style-name="ce3" table:formula="of:=ROUND([.L23]/SUM([.$D$23:.$M$23]) *100; 2)" office:value-type="float" office:value="0.77" calcext:value-type="float">
            <text:p>0.77</text:p>
          </table:table-cell>
          <table:table-cell table:style-name="ce3" table:formula="of:=ROUND([.M23]/SUM([.$D$23:.$M$23]) *100; 2)" office:value-type="float" office:value="1.16" calcext:value-type="float">
            <text:p>1.16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median</text:p>
          </table:table-cell>
          <table:table-cell table:style-name="Default" table:number-columns-repeated="2"/>
          <table:table-cell table:style-name="Default" table:formula="of:=MEDIAN([.D6:.D24])" office:value-type="float" office:value="0.0060980286" calcext:value-type="float">
            <text:p>0.0060980286</text:p>
          </table:table-cell>
          <table:table-cell table:style-name="Default" table:formula="of:=MEDIAN([.E6:.E24])" office:value-type="float" office:value="0.0614452476" calcext:value-type="float">
            <text:p>0.0614452476</text:p>
          </table:table-cell>
          <table:table-cell table:style-name="Default" table:formula="of:=MEDIAN([.F6:.F24])" office:value-type="float" office:value="0.3890199664" calcext:value-type="float">
            <text:p>0.3890199664</text:p>
          </table:table-cell>
          <table:table-cell table:style-name="Default" table:formula="of:=MEDIAN([.G6:.G24])" office:value-type="float" office:value="0" calcext:value-type="float">
            <text:p>0</text:p>
          </table:table-cell>
          <table:table-cell table:style-name="Default" table:formula="of:=MEDIAN([.H6:.H24])" office:value-type="float" office:value="0.0558559088" calcext:value-type="float">
            <text:p>0.0558559088</text:p>
          </table:table-cell>
          <table:table-cell table:style-name="Default" table:formula="of:=MEDIAN([.I6:.I24])" office:value-type="float" office:value="0.0991067985210526" calcext:value-type="float">
            <text:p>0.099106798521053</text:p>
          </table:table-cell>
          <table:table-cell table:style-name="Default" table:formula="of:=MEDIAN([.J6:.J24])" office:value-type="float" office:value="0.0029752787" calcext:value-type="float">
            <text:p>0.0029752787</text:p>
          </table:table-cell>
          <table:table-cell table:style-name="Default" table:formula="of:=MEDIAN([.K6:.K24])" office:value-type="float" office:value="0.00173689448947368" calcext:value-type="float">
            <text:p>0.001736894489474</text:p>
          </table:table-cell>
          <table:table-cell table:style-name="Default" table:formula="of:=MEDIAN([.L6:.L24])" office:value-type="float" office:value="0.00459991" calcext:value-type="float">
            <text:p>0.00459991</text:p>
          </table:table-cell>
          <table:table-cell table:style-name="Default" table:formula="of:=MEDIAN([.M6:.M24])" office:value-type="float" office:value="0.00689703136842105" calcext:value-type="float">
            <text:p>0.006897031368421</text:p>
          </table:table-cell>
        </table:table-row>
        <table:table-row table:style-name="ro1">
          <table:table-cell table:style-name="Default" office:value-type="string" calcext:value-type="string">
            <text:p>Relative [%]</text:p>
          </table:table-cell>
          <table:table-cell table:style-name="Default" table:number-columns-repeated="2"/>
          <table:table-cell table:style-name="Default" table:formula="of:=[.D27]/SUM([.$D$23:.$M$23]) *100" office:value-type="float" office:value="1.028821099313" calcext:value-type="float">
            <text:p>1.028821099313</text:p>
          </table:table-cell>
          <table:table-cell table:style-name="Default" table:formula="of:=[.E27]/SUM([.$D$23:.$M$23]) *100" office:value-type="float" office:value="10.3666563950506" calcext:value-type="float">
            <text:p>10.3666563950506</text:p>
          </table:table-cell>
          <table:table-cell table:style-name="Default" table:formula="of:=[.F27]/SUM([.$D$23:.$M$23]) *100" office:value-type="float" office:value="65.6330062942562" calcext:value-type="float">
            <text:p>65.6330062942562</text:p>
          </table:table-cell>
          <table:table-cell table:style-name="Default" table:formula="of:=[.G27]/SUM([.$D$23:.$M$23]) *100" office:value-type="float" office:value="0" calcext:value-type="float">
            <text:p>0</text:p>
          </table:table-cell>
          <table:table-cell table:style-name="Default" table:formula="of:=[.H27]/SUM([.$D$23:.$M$23]) *100" office:value-type="float" office:value="9.42365824501752" calcext:value-type="float">
            <text:p>9.42365824501752</text:p>
          </table:table-cell>
          <table:table-cell table:style-name="Default" table:formula="of:=[.I27]/SUM([.$D$23:.$M$23]) *100" office:value-type="float" office:value="16.7206768108338" calcext:value-type="float">
            <text:p>16.7206768108338</text:p>
          </table:table-cell>
          <table:table-cell table:style-name="Default" table:formula="of:=[.J27]/SUM([.$D$23:.$M$23]) *100" office:value-type="float" office:value="0.501970342168706" calcext:value-type="float">
            <text:p>0.501970342168706</text:p>
          </table:table-cell>
          <table:table-cell table:style-name="Default" table:formula="of:=[.K27]/SUM([.$D$23:.$M$23]) *100" office:value-type="float" office:value="0.293037933284046" calcext:value-type="float">
            <text:p>0.293037933284046</text:p>
          </table:table-cell>
          <table:table-cell table:style-name="Default" table:formula="of:=[.L27]/SUM([.$D$23:.$M$23]) *100" office:value-type="float" office:value="0.776067934961942" calcext:value-type="float">
            <text:p>0.776067934961942</text:p>
          </table:table-cell>
          <table:table-cell table:style-name="Default" table:formula="of:=[.M27]/SUM([.$D$23:.$M$23]) *100" office:value-type="float" office:value="1.16362382991369" calcext:value-type="float">
            <text:p>1.16362382991369</text:p>
          </table:table-cell>
        </table:table-row>
      </table:table>
      <table:table table:name="Toddler" table:style-name="ta1">
        <table:table-column table:style-name="co1" table:number-columns-repeated="13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crony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Drinking water (water without any additives except carbon dioxide; includes water ice for consumptio</text:p>
          </table:table-cell>
          <table:table-cell office:value-type="string" calcext:value-type="string">
            <text:p>Eggs and egg products</text:p>
          </table:table-cell>
          <table:table-cell office:value-type="string" calcext:value-type="string">
            <text:p>Fish and other seafood (including amphibians, reptiles, snails and insects)</text:p>
          </table:table-cell>
          <table:table-cell office:value-type="string" calcext:value-type="string">
            <text:p>Food for infants and small children</text:p>
          </table:table-cell>
          <table:table-cell office:value-type="string" calcext:value-type="string">
            <text:p>Fruit and fruit products</text:p>
          </table:table-cell>
          <table:table-cell office:value-type="string" calcext:value-type="string">
            <text:p>Meat and meat products (including edible offal)</text:p>
          </table:table-cell>
          <table:table-cell office:value-type="string" calcext:value-type="string">
            <text:p>Milk and dairy products</text:p>
          </table:table-cell>
          <table:table-cell office:value-type="string" calcext:value-type="string">
            <text:p>Other foods</text:p>
          </table:table-cell>
          <table:table-cell office:value-type="string" calcext:value-type="string">
            <text:p>Starchy roots and tubers</text:p>
          </table:table-cell>
          <table:table-cell office:value-type="string" calcext:value-type="string">
            <text:p>Vegetables and vegetable products (including fungi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BE</text:p>
          </table:table-cell>
          <table:table-cell office:value-type="float" office:value="0" calcext:value-type="float">
            <text:p>0</text:p>
          </table:table-cell>
          <table:table-cell office:value-type="float" office:value="0.0069415567" calcext:value-type="float">
            <text:p>0.0069415567</text:p>
          </table:table-cell>
          <table:table-cell office:value-type="float" office:value="0" calcext:value-type="float">
            <text:p>0</text:p>
          </table:table-cell>
          <table:table-cell office:value-type="float" office:value="0.3115151809" calcext:value-type="float">
            <text:p>0.3115151809</text:p>
          </table:table-cell>
          <table:table-cell office:value-type="float" office:value="0" calcext:value-type="float">
            <text:p>0</text:p>
          </table:table-cell>
          <table:table-cell office:value-type="float" office:value="0.1938386062" calcext:value-type="float">
            <text:p>0.1938386062</text:p>
          </table:table-cell>
          <table:table-cell office:value-type="float" office:value="0.1215639937" calcext:value-type="float">
            <text:p>0.1215639937</text:p>
          </table:table-cell>
          <table:table-cell office:value-type="float" office:value="0.0248382859" calcext:value-type="float">
            <text:p>0.0248382859</text:p>
          </table:table-cell>
          <table:table-cell office:value-type="float" office:value="0.0048393772" calcext:value-type="float">
            <text:p>0.0048393772</text:p>
          </table:table-cell>
          <table:table-cell office:value-type="float" office:value="0.023001202" calcext:value-type="float">
            <text:p>0.023001202</text:p>
          </table:table-cell>
          <table:table-cell office:value-type="float" office:value="0.0118987186" calcext:value-type="float">
            <text:p>0.0118987186</text:p>
          </table:table-cell>
          <table:table-cell table:number-columns-repeated="3"/>
          <table:table-cell table:formula="of:=[.D2]/SUM([.D2:.M2])*100" office:value-type="float" office:value="0.993870239287115" calcext:value-type="float">
            <text:p>0.993870239287115</text:p>
          </table:table-cell>
          <table:table-cell table:formula="of:=[.E2]/SUM([.E2:.N2])*100" office:value-type="float" office:value="0" calcext:value-type="float">
            <text:p>0</text:p>
          </table:table-cell>
          <table:table-cell table:formula="of:=[.F2]/SUM([.F2:.O2])*100" office:value-type="float" office:value="45.0494966260905" calcext:value-type="float">
            <text:p>45.0494966260905</text:p>
          </table:table-cell>
          <table:table-cell table:formula="of:=[.G2]/SUM([.G2:.P2])*100" office:value-type="float" office:value="0" calcext:value-type="float">
            <text:p>0</text:p>
          </table:table-cell>
          <table:table-cell table:formula="of:=[.H2]/SUM([.H2:.Q2])*100" office:value-type="float" office:value="14.1091492181989" calcext:value-type="float">
            <text:p>14.1091492181989</text:p>
          </table:table-cell>
          <table:table-cell table:formula="of:=[.I2]/SUM([.I2:.R2])*100" office:value-type="float" office:value="10.3019301994188" calcext:value-type="float">
            <text:p>10.3019301994188</text:p>
          </table:table-cell>
          <table:table-cell table:formula="of:=[.J2]/SUM([.J2:.S2])*100" office:value-type="float" office:value="0.0538698616838836" calcext:value-type="float">
            <text:p>0.053869861683884</text:p>
          </table:table-cell>
          <table:table-cell table:formula="of:=[.K2]/SUM([.K2:.T2])*100" office:value-type="float" office:value="0.0105014127799112" calcext:value-type="float">
            <text:p>0.010501412779911</text:p>
          </table:table-cell>
          <table:table-cell table:formula="of:=[.L2]/SUM([.L2:.U2])*100" office:value-type="float" office:value="0.0382159652748739" calcext:value-type="float">
            <text:p>0.038215965274874</text:p>
          </table:table-cell>
          <table:table-cell table:formula="of:=[.M2]/SUM([.M2:.V2])*100" office:value-type="float" office:value="0.0168856758495571" calcext:value-type="float">
            <text:p>0.016885675849557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BG</text:p>
          </table:table-cell>
          <table:table-cell office:value-type="float" office:value="0" calcext:value-type="float">
            <text:p>0</text:p>
          </table:table-cell>
          <table:table-cell office:value-type="float" office:value="0.0157757207" calcext:value-type="float">
            <text:p>0.0157757207</text:p>
          </table:table-cell>
          <table:table-cell office:value-type="float" office:value="0.2637271377" calcext:value-type="float">
            <text:p>0.2637271377</text:p>
          </table:table-cell>
          <table:table-cell office:value-type="float" office:value="0.6370514796" calcext:value-type="float">
            <text:p>0.6370514796</text:p>
          </table:table-cell>
          <table:table-cell office:value-type="float" office:value="0" calcext:value-type="float">
            <text:p>0</text:p>
          </table:table-cell>
          <table:table-cell office:value-type="float" office:value="0.1762266414" calcext:value-type="float">
            <text:p>0.1762266414</text:p>
          </table:table-cell>
          <table:table-cell office:value-type="float" office:value="0.1775685031" calcext:value-type="float">
            <text:p>0.1775685031</text:p>
          </table:table-cell>
          <table:table-cell office:value-type="float" office:value="0.0098026877" calcext:value-type="float">
            <text:p>0.0098026877</text:p>
          </table:table-cell>
          <table:table-cell office:value-type="float" office:value="0.0075744232" calcext:value-type="float">
            <text:p>0.0075744232</text:p>
          </table:table-cell>
          <table:table-cell office:value-type="float" office:value="0.0154260953" calcext:value-type="float">
            <text:p>0.0154260953</text:p>
          </table:table-cell>
          <table:table-cell office:value-type="float" office:value="0.0271680796" calcext:value-type="float">
            <text:p>0.0271680796</text:p>
          </table:table-cell>
          <table:table-cell table:number-columns-repeated="3"/>
          <table:table-cell table:formula="of:=[.D3]/SUM([.D3:.M3])*100" office:value-type="float" office:value="1.18585840918349" calcext:value-type="float">
            <text:p>1.18585840918349</text:p>
          </table:table-cell>
          <table:table-cell table:formula="of:=[.E3]/SUM([.E3:.N3])*100" office:value-type="float" office:value="20.0622366028075" calcext:value-type="float">
            <text:p>20.0622366028075</text:p>
          </table:table-cell>
          <table:table-cell table:formula="of:=[.F3]/SUM([.F3:.O3])*100" office:value-type="float" office:value="60.6243454358923" calcext:value-type="float">
            <text:p>60.6243454358923</text:p>
          </table:table-cell>
          <table:table-cell table:formula="of:=[.G3]/SUM([.G3:.P3])*100" office:value-type="float" office:value="0" calcext:value-type="float">
            <text:p>0</text:p>
          </table:table-cell>
          <table:table-cell table:formula="of:=[.H3]/SUM([.H3:.Q3])*100" office:value-type="float" office:value="11.0167482431007" calcext:value-type="float">
            <text:p>11.0167482431007</text:p>
          </table:table-cell>
          <table:table-cell table:formula="of:=[.I3]/SUM([.I3:.R3])*100" office:value-type="float" office:value="0.826452207465784" calcext:value-type="float">
            <text:p>0.826452207465784</text:p>
          </table:table-cell>
          <table:table-cell table:formula="of:=[.J3]/SUM([.J3:.S3])*100" office:value-type="float" office:value="0.0119643587837535" calcext:value-type="float">
            <text:p>0.011964358783754</text:p>
          </table:table-cell>
          <table:table-cell table:formula="of:=[.K3]/SUM([.K3:.T3])*100" office:value-type="float" office:value="0.00924582760266883" calcext:value-type="float">
            <text:p>0.009245827602669</text:p>
          </table:table-cell>
          <table:table-cell table:formula="of:=[.L3]/SUM([.L3:.U3])*100" office:value-type="float" office:value="0.0165993751806768" calcext:value-type="float">
            <text:p>0.016599375180677</text:p>
          </table:table-cell>
          <table:table-cell table:formula="of:=[.M3]/SUM([.M3:.V3])*100" office:value-type="float" office:value="0.0289815079110351" calcext:value-type="float">
            <text:p>0.028981507911035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DE</text:p>
          </table:table-cell>
          <table:table-cell office:value-type="float" office:value="0" calcext:value-type="float">
            <text:p>0</text:p>
          </table:table-cell>
          <table:table-cell office:value-type="float" office:value="0.0099207221" calcext:value-type="float">
            <text:p>0.0099207221</text:p>
          </table:table-cell>
          <table:table-cell office:value-type="float" office:value="0.1515395469" calcext:value-type="float">
            <text:p>0.1515395469</text:p>
          </table:table-cell>
          <table:table-cell office:value-type="float" office:value="0.3783430296" calcext:value-type="float">
            <text:p>0.3783430296</text:p>
          </table:table-cell>
          <table:table-cell office:value-type="float" office:value="0" calcext:value-type="float">
            <text:p>0</text:p>
          </table:table-cell>
          <table:table-cell office:value-type="float" office:value="0.2233706376" calcext:value-type="float">
            <text:p>0.2233706376</text:p>
          </table:table-cell>
          <table:table-cell office:value-type="float" office:value="0.1249673356" calcext:value-type="float">
            <text:p>0.1249673356</text:p>
          </table:table-cell>
          <table:table-cell office:value-type="float" office:value="0.0169769598" calcext:value-type="float">
            <text:p>0.0169769598</text:p>
          </table:table-cell>
          <table:table-cell office:value-type="float" office:value="0.0033868465" calcext:value-type="float">
            <text:p>0.0033868465</text:p>
          </table:table-cell>
          <table:table-cell office:value-type="float" office:value="0.0099453112" calcext:value-type="float">
            <text:p>0.0099453112</text:p>
          </table:table-cell>
          <table:table-cell office:value-type="float" office:value="0.0123643454" calcext:value-type="float">
            <text:p>0.0123643454</text:p>
          </table:table-cell>
          <table:table-cell table:number-columns-repeated="3"/>
          <table:table-cell table:formula="of:=[.D4]/SUM([.D4:.M4])*100" office:value-type="float" office:value="1.06581059905519" calcext:value-type="float">
            <text:p>1.06581059905519</text:p>
          </table:table-cell>
          <table:table-cell table:formula="of:=[.E4]/SUM([.E4:.N4])*100" office:value-type="float" office:value="16.4556990084181" calcext:value-type="float">
            <text:p>16.4556990084181</text:p>
          </table:table-cell>
          <table:table-cell table:formula="of:=[.F4]/SUM([.F4:.O4])*100" office:value-type="float" office:value="49.17668597085" calcext:value-type="float">
            <text:p>49.17668597085</text:p>
          </table:table-cell>
          <table:table-cell table:formula="of:=[.G4]/SUM([.G4:.P4])*100" office:value-type="float" office:value="0" calcext:value-type="float">
            <text:p>0</text:p>
          </table:table-cell>
          <table:table-cell table:formula="of:=[.H4]/SUM([.H4:.Q4])*100" office:value-type="float" office:value="15.3327333201825" calcext:value-type="float">
            <text:p>15.3327333201825</text:p>
          </table:table-cell>
          <table:table-cell table:formula="of:=[.I4]/SUM([.I4:.R4])*100" office:value-type="float" office:value="0.706463186371013" calcext:value-type="float">
            <text:p>0.706463186371013</text:p>
          </table:table-cell>
          <table:table-cell table:formula="of:=[.J4]/SUM([.J4:.S4])*100" office:value-type="float" office:value="0.0254371272713185" calcext:value-type="float">
            <text:p>0.025437127271319</text:p>
          </table:table-cell>
          <table:table-cell table:formula="of:=[.K4]/SUM([.K4:.T4])*100" office:value-type="float" office:value="0.00507591268187267" calcext:value-type="float">
            <text:p>0.005075912681873</text:p>
          </table:table-cell>
          <table:table-cell table:formula="of:=[.L4]/SUM([.L4:.U4])*100" office:value-type="float" office:value="0.0121205590115994" calcext:value-type="float">
            <text:p>0.012120559011599</text:p>
          </table:table-cell>
          <table:table-cell table:formula="of:=[.M4]/SUM([.M4:.V4])*100" office:value-type="float" office:value="0.014941851110363" calcext:value-type="float">
            <text:p>0.014941851110363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DK</text:p>
          </table:table-cell>
          <table:table-cell office:value-type="float" office:value="0" calcext:value-type="float">
            <text:p>0</text:p>
          </table:table-cell>
          <table:table-cell office:value-type="float" office:value="0.018639226" calcext:value-type="float">
            <text:p>0.018639226</text:p>
          </table:table-cell>
          <table:table-cell office:value-type="float" office:value="0.1411220711" calcext:value-type="float">
            <text:p>0.1411220711</text:p>
          </table:table-cell>
          <table:table-cell office:value-type="float" office:value="1.0835895882" calcext:value-type="float">
            <text:p>1.0835895882</text:p>
          </table:table-cell>
          <table:table-cell office:value-type="float" office:value="0" calcext:value-type="float">
            <text:p>0</text:p>
          </table:table-cell>
          <table:table-cell office:value-type="float" office:value="0.2371373659" calcext:value-type="float">
            <text:p>0.2371373659</text:p>
          </table:table-cell>
          <table:table-cell office:value-type="float" office:value="0.1282790975" calcext:value-type="float">
            <text:p>0.1282790975</text:p>
          </table:table-cell>
          <table:table-cell office:value-type="float" office:value="0.0249040958" calcext:value-type="float">
            <text:p>0.0249040958</text:p>
          </table:table-cell>
          <table:table-cell office:value-type="float" office:value="0.0066943095" calcext:value-type="float">
            <text:p>0.0066943095</text:p>
          </table:table-cell>
          <table:table-cell office:value-type="float" office:value="0.0078950381" calcext:value-type="float">
            <text:p>0.0078950381</text:p>
          </table:table-cell>
          <table:table-cell office:value-type="float" office:value="0.013527181" calcext:value-type="float">
            <text:p>0.013527181</text:p>
          </table:table-cell>
          <table:table-cell table:number-columns-repeated="3"/>
          <table:table-cell table:formula="of:=[.D5]/SUM([.D5:.M5])*100" office:value-type="float" office:value="1.12163683344207" calcext:value-type="float">
            <text:p>1.12163683344207</text:p>
          </table:table-cell>
          <table:table-cell table:formula="of:=[.E5]/SUM([.E5:.N5])*100" office:value-type="float" office:value="8.58851466424247" calcext:value-type="float">
            <text:p>8.58851466424247</text:p>
          </table:table-cell>
          <table:table-cell table:formula="of:=[.F5]/SUM([.F5:.O5])*100" office:value-type="float" office:value="72.1418337978972" calcext:value-type="float">
            <text:p>72.1418337978972</text:p>
          </table:table-cell>
          <table:table-cell table:formula="of:=[.G5]/SUM([.G5:.P5])*100" office:value-type="float" office:value="0" calcext:value-type="float">
            <text:p>0</text:p>
          </table:table-cell>
          <table:table-cell table:formula="of:=[.H5]/SUM([.H5:.Q5])*100" office:value-type="float" office:value="15.3977911468528" calcext:value-type="float">
            <text:p>15.3977911468528</text:p>
          </table:table-cell>
          <table:table-cell table:formula="of:=[.I5]/SUM([.I5:.R5])*100" office:value-type="float" office:value="1.29686832247643" calcext:value-type="float">
            <text:p>1.29686832247643</text:p>
          </table:table-cell>
          <table:table-cell table:formula="of:=[.J5]/SUM([.J5:.S5])*100" office:value-type="float" office:value="0.0304060728892815" calcext:value-type="float">
            <text:p>0.030406072889282</text:p>
          </table:table-cell>
          <table:table-cell table:formula="of:=[.K5]/SUM([.K5:.T5])*100" office:value-type="float" office:value="0.0081757464278372" calcext:value-type="float">
            <text:p>0.008175746427837</text:p>
          </table:table-cell>
          <table:table-cell table:formula="of:=[.L5]/SUM([.L5:.U5])*100" office:value-type="float" office:value="0.00811652185707264" calcext:value-type="float">
            <text:p>0.008116521857073</text:p>
          </table:table-cell>
          <table:table-cell table:formula="of:=[.M5]/SUM([.M5:.V5])*100" office:value-type="float" office:value="0.0137247944407236" calcext:value-type="float">
            <text:p>0.013724794440724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EE</text:p>
          </table:table-cell>
          <table:table-cell office:value-type="float" office:value="0" calcext:value-type="float">
            <text:p>0</text:p>
          </table:table-cell>
          <table:table-cell office:value-type="float" office:value="0.0142983565" calcext:value-type="float">
            <text:p>0.0142983565</text:p>
          </table:table-cell>
          <table:table-cell office:value-type="float" office:value="0.2082806035" calcext:value-type="float">
            <text:p>0.2082806035</text:p>
          </table:table-cell>
          <table:table-cell office:value-type="float" office:value="0.5146691486" calcext:value-type="float">
            <text:p>0.5146691486</text:p>
          </table:table-cell>
          <table:table-cell office:value-type="float" office:value="0" calcext:value-type="float">
            <text:p>0</text:p>
          </table:table-cell>
          <table:table-cell office:value-type="float" office:value="0.3279686698" calcext:value-type="float">
            <text:p>0.3279686698</text:p>
          </table:table-cell>
          <table:table-cell office:value-type="float" office:value="0.224886556" calcext:value-type="float">
            <text:p>0.224886556</text:p>
          </table:table-cell>
          <table:table-cell office:value-type="float" office:value="0.0237431567" calcext:value-type="float">
            <text:p>0.0237431567</text:p>
          </table:table-cell>
          <table:table-cell office:value-type="float" office:value="0.0040397228" calcext:value-type="float">
            <text:p>0.0040397228</text:p>
          </table:table-cell>
          <table:table-cell office:value-type="float" office:value="0.0171442473" calcext:value-type="float">
            <text:p>0.0171442473</text:p>
          </table:table-cell>
          <table:table-cell office:value-type="float" office:value="0.0231170642" calcext:value-type="float">
            <text:p>0.0231170642</text:p>
          </table:table-cell>
          <table:table-cell table:number-columns-repeated="3"/>
          <table:table-cell table:formula="of:=[.D6]/SUM([.D6:.M6])*100" office:value-type="float" office:value="1.05278375379647" calcext:value-type="float">
            <text:p>1.05278375379647</text:p>
          </table:table-cell>
          <table:table-cell table:formula="of:=[.E6]/SUM([.E6:.N6])*100" office:value-type="float" office:value="15.4988080746061" calcext:value-type="float">
            <text:p>15.4988080746061</text:p>
          </table:table-cell>
          <table:table-cell table:formula="of:=[.F6]/SUM([.F6:.O6])*100" office:value-type="float" office:value="45.3225955949837" calcext:value-type="float">
            <text:p>45.3225955949837</text:p>
          </table:table-cell>
          <table:table-cell table:formula="of:=[.G6]/SUM([.G6:.P6])*100" office:value-type="float" office:value="0" calcext:value-type="float">
            <text:p>0</text:p>
          </table:table-cell>
          <table:table-cell table:formula="of:=[.H6]/SUM([.H6:.Q6])*100" office:value-type="float" office:value="19.5956245221201" calcext:value-type="float">
            <text:p>19.5956245221201</text:p>
          </table:table-cell>
          <table:table-cell table:formula="of:=[.I6]/SUM([.I6:.R6])*100" office:value-type="float" office:value="1.33507230610616" calcext:value-type="float">
            <text:p>1.33507230610616</text:p>
          </table:table-cell>
          <table:table-cell table:formula="of:=[.J6]/SUM([.J6:.S6])*100" office:value-type="float" office:value="0.0383311289909768" calcext:value-type="float">
            <text:p>0.038331128990977</text:p>
          </table:table-cell>
          <table:table-cell table:formula="of:=[.K6]/SUM([.K6:.T6])*100" office:value-type="float" office:value="0.00652425939428521" calcext:value-type="float">
            <text:p>0.006524259394285</text:p>
          </table:table-cell>
          <table:table-cell table:formula="of:=[.L6]/SUM([.L6:.U6])*100" office:value-type="float" office:value="0.0210332865803508" calcext:value-type="float">
            <text:p>0.021033286580351</text:p>
          </table:table-cell>
          <table:table-cell table:formula="of:=[.M6]/SUM([.M6:.V6])*100" office:value-type="float" office:value="0.0279097211483561" calcext:value-type="float">
            <text:p>0.027909721148356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ES</text:p>
          </table:table-cell>
          <table:table-cell office:value-type="float" office:value="0" calcext:value-type="float">
            <text:p>0</text:p>
          </table:table-cell>
          <table:table-cell office:value-type="float" office:value="0.0128695352" calcext:value-type="float">
            <text:p>0.0128695352</text:p>
          </table:table-cell>
          <table:table-cell office:value-type="float" office:value="0.2725143296" calcext:value-type="float">
            <text:p>0.2725143296</text:p>
          </table:table-cell>
          <table:table-cell office:value-type="float" office:value="1.8401980742" calcext:value-type="float">
            <text:p>1.8401980742</text:p>
          </table:table-cell>
          <table:table-cell office:value-type="float" office:value="0" calcext:value-type="float">
            <text:p>0</text:p>
          </table:table-cell>
          <table:table-cell office:value-type="float" office:value="0.2677443062" calcext:value-type="float">
            <text:p>0.2677443062</text:p>
          </table:table-cell>
          <table:table-cell office:value-type="float" office:value="0.126967655" calcext:value-type="float">
            <text:p>0.126967655</text:p>
          </table:table-cell>
          <table:table-cell office:value-type="float" office:value="0.0193801281" calcext:value-type="float">
            <text:p>0.0193801281</text:p>
          </table:table-cell>
          <table:table-cell office:value-type="float" office:value="0.0034341304" calcext:value-type="float">
            <text:p>0.0034341304</text:p>
          </table:table-cell>
          <table:table-cell office:value-type="float" office:value="0.0173711325" calcext:value-type="float">
            <text:p>0.0173711325</text:p>
          </table:table-cell>
          <table:table-cell office:value-type="float" office:value="0.0225345721" calcext:value-type="float">
            <text:p>0.0225345721</text:p>
          </table:table-cell>
          <table:table-cell table:number-columns-repeated="3"/>
          <table:table-cell table:formula="of:=[.D7]/SUM([.D7:.M7])*100" office:value-type="float" office:value="0.498237171037022" calcext:value-type="float">
            <text:p>0.498237171037022</text:p>
          </table:table-cell>
          <table:table-cell table:formula="of:=[.E7]/SUM([.E7:.N7])*100" office:value-type="float" office:value="10.6030749565515" calcext:value-type="float">
            <text:p>10.6030749565515</text:p>
          </table:table-cell>
          <table:table-cell table:formula="of:=[.F7]/SUM([.F7:.O7])*100" office:value-type="float" office:value="80.0911406710988" calcext:value-type="float">
            <text:p>80.0911406710988</text:p>
          </table:table-cell>
          <table:table-cell table:formula="of:=[.G7]/SUM([.G7:.P7])*100" office:value-type="float" office:value="0" calcext:value-type="float">
            <text:p>0</text:p>
          </table:table-cell>
          <table:table-cell table:formula="of:=[.H7]/SUM([.H7:.Q7])*100" office:value-type="float" office:value="28.0164240432593" calcext:value-type="float">
            <text:p>28.0164240432593</text:p>
          </table:table-cell>
          <table:table-cell table:formula="of:=[.I7]/SUM([.I7:.R7])*100" office:value-type="float" office:value="1.12450321370774" calcext:value-type="float">
            <text:p>1.12450321370774</text:p>
          </table:table-cell>
          <table:table-cell table:formula="of:=[.J7]/SUM([.J7:.S7])*100" office:value-type="float" office:value="0.0212372926525381" calcext:value-type="float">
            <text:p>0.021237292652538</text:p>
          </table:table-cell>
          <table:table-cell table:formula="of:=[.K7]/SUM([.K7:.T7])*100" office:value-type="float" office:value="0.0037640166220598" calcext:value-type="float">
            <text:p>0.00376401662206</text:p>
          </table:table-cell>
          <table:table-cell table:formula="of:=[.L7]/SUM([.L7:.U7])*100" office:value-type="float" office:value="0.014567136140966" calcext:value-type="float">
            <text:p>0.014567136140966</text:p>
          </table:table-cell>
          <table:table-cell table:formula="of:=[.M7]/SUM([.M7:.V7])*100" office:value-type="float" office:value="0.0187232776799517" calcext:value-type="float">
            <text:p>0.01872327767995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FI</text:p>
          </table:table-cell>
          <table:table-cell office:value-type="float" office:value="0" calcext:value-type="float">
            <text:p>0</text:p>
          </table:table-cell>
          <table:table-cell office:value-type="float" office:value="0.027256925" calcext:value-type="float">
            <text:p>0.027256925</text:p>
          </table:table-cell>
          <table:table-cell office:value-type="float" office:value="0.0636665466" calcext:value-type="float">
            <text:p>0.0636665466</text:p>
          </table:table-cell>
          <table:table-cell office:value-type="float" office:value="0.2540518972" calcext:value-type="float">
            <text:p>0.2540518972</text:p>
          </table:table-cell>
          <table:table-cell office:value-type="float" office:value="0" calcext:value-type="float">
            <text:p>0</text:p>
          </table:table-cell>
          <table:table-cell office:value-type="float" office:value="0.1940815676" calcext:value-type="float">
            <text:p>0.1940815676</text:p>
          </table:table-cell>
          <table:table-cell office:value-type="float" office:value="0.21435818" calcext:value-type="float">
            <text:p>0.21435818</text:p>
          </table:table-cell>
          <table:table-cell office:value-type="float" office:value="0.0215409437" calcext:value-type="float">
            <text:p>0.0215409437</text:p>
          </table:table-cell>
          <table:table-cell office:value-type="float" office:value="0.0039521142" calcext:value-type="float">
            <text:p>0.0039521142</text:p>
          </table:table-cell>
          <table:table-cell office:value-type="float" office:value="0.0258771511" calcext:value-type="float">
            <text:p>0.0258771511</text:p>
          </table:table-cell>
          <table:table-cell office:value-type="float" office:value="0.0150329169" calcext:value-type="float">
            <text:p>0.0150329169</text:p>
          </table:table-cell>
          <table:table-cell table:number-columns-repeated="3"/>
          <table:table-cell table:formula="of:=[.D8]/SUM([.D8:.M8])*100" office:value-type="float" office:value="3.32475219428281" calcext:value-type="float">
            <text:p>3.32475219428281</text:p>
          </table:table-cell>
          <table:table-cell table:formula="of:=[.E8]/SUM([.E8:.N8])*100" office:value-type="float" office:value="8.03301211026692" calcext:value-type="float">
            <text:p>8.03301211026692</text:p>
          </table:table-cell>
          <table:table-cell table:formula="of:=[.F8]/SUM([.F8:.O8])*100" office:value-type="float" office:value="34.8543997586948" calcext:value-type="float">
            <text:p>34.8543997586948</text:p>
          </table:table-cell>
          <table:table-cell table:formula="of:=[.G8]/SUM([.G8:.P8])*100" office:value-type="float" office:value="0" calcext:value-type="float">
            <text:p>0</text:p>
          </table:table-cell>
          <table:table-cell table:formula="of:=[.H8]/SUM([.H8:.Q8])*100" office:value-type="float" office:value="5.10795398292937" calcext:value-type="float">
            <text:p>5.10795398292937</text:p>
          </table:table-cell>
          <table:table-cell table:formula="of:=[.I8]/SUM([.I8:.R8])*100" office:value-type="float" office:value="1.84179841308711" calcext:value-type="float">
            <text:p>1.84179841308711</text:p>
          </table:table-cell>
          <table:table-cell table:formula="of:=[.J8]/SUM([.J8:.S8])*100" office:value-type="float" office:value="0.0465462632236652" calcext:value-type="float">
            <text:p>0.046546263223665</text:p>
          </table:table-cell>
          <table:table-cell table:formula="of:=[.K8]/SUM([.K8:.T8])*100" office:value-type="float" office:value="0.00854381381766669" calcext:value-type="float">
            <text:p>0.008543813817667</text:p>
          </table:table-cell>
          <table:table-cell table:formula="of:=[.L8]/SUM([.L8:.U8])*100" office:value-type="float" office:value="0.0503828526221787" calcext:value-type="float">
            <text:p>0.050382852622179</text:p>
          </table:table-cell>
          <table:table-cell table:formula="of:=[.M8]/SUM([.M8:.V8])*100" office:value-type="float" office:value="0.0282696113191088" calcext:value-type="float">
            <text:p>0.028269611319109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FR</text:p>
          </table:table-cell>
          <table:table-cell office:value-type="float" office:value="0" calcext:value-type="float">
            <text:p>0</text:p>
          </table:table-cell>
          <table:table-cell office:value-type="float" office:value="0.0152126128" calcext:value-type="float">
            <text:p>0.0152126128</text:p>
          </table:table-cell>
          <table:table-cell office:value-type="float" office:value="0.0654864377" calcext:value-type="float">
            <text:p>0.0654864377</text:p>
          </table:table-cell>
          <table:table-cell office:value-type="float" office:value="1.2620953759" calcext:value-type="float">
            <text:p>1.2620953759</text:p>
          </table:table-cell>
          <table:table-cell office:value-type="float" office:value="0" calcext:value-type="float">
            <text:p>0</text:p>
          </table:table-cell>
          <table:table-cell office:value-type="float" office:value="0.217710083" calcext:value-type="float">
            <text:p>0.217710083</text:p>
          </table:table-cell>
          <table:table-cell office:value-type="float" office:value="0.1398173666" calcext:value-type="float">
            <text:p>0.1398173666</text:p>
          </table:table-cell>
          <table:table-cell office:value-type="float" office:value="0.0257044955" calcext:value-type="float">
            <text:p>0.0257044955</text:p>
          </table:table-cell>
          <table:table-cell office:value-type="float" office:value="0.0024642866" calcext:value-type="float">
            <text:p>0.0024642866</text:p>
          </table:table-cell>
          <table:table-cell office:value-type="float" office:value="0.0106708405" calcext:value-type="float">
            <text:p>0.0106708405</text:p>
          </table:table-cell>
          <table:table-cell office:value-type="float" office:value="0.0224769614" calcext:value-type="float">
            <text:p>0.0224769614</text:p>
          </table:table-cell>
          <table:table-cell table:number-columns-repeated="3"/>
          <table:table-cell table:formula="of:=[.D9]/SUM([.D9:.M9])*100" office:value-type="float" office:value="0.863549084867278" calcext:value-type="float">
            <text:p>0.863549084867278</text:p>
          </table:table-cell>
          <table:table-cell table:formula="of:=[.E9]/SUM([.E9:.N9])*100" office:value-type="float" office:value="3.74974052319443" calcext:value-type="float">
            <text:p>3.74974052319443</text:p>
          </table:table-cell>
          <table:table-cell table:formula="of:=[.F9]/SUM([.F9:.O9])*100" office:value-type="float" office:value="75.0827405656111" calcext:value-type="float">
            <text:p>75.0827405656111</text:p>
          </table:table-cell>
          <table:table-cell table:formula="of:=[.G9]/SUM([.G9:.P9])*100" office:value-type="float" office:value="0" calcext:value-type="float">
            <text:p>0</text:p>
          </table:table-cell>
          <table:table-cell table:formula="of:=[.H9]/SUM([.H9:.Q9])*100" office:value-type="float" office:value="16.9768598930263" calcext:value-type="float">
            <text:p>16.9768598930263</text:p>
          </table:table-cell>
          <table:table-cell table:formula="of:=[.I9]/SUM([.I9:.R9])*100" office:value-type="float" office:value="2.9041351450778" calcext:value-type="float">
            <text:p>2.9041351450778</text:p>
          </table:table-cell>
          <table:table-cell table:formula="of:=[.J9]/SUM([.J9:.S9])*100" office:value-type="float" office:value="0.0322283733661529" calcext:value-type="float">
            <text:p>0.032228373366153</text:p>
          </table:table-cell>
          <table:table-cell table:formula="of:=[.K9]/SUM([.K9:.T9])*100" office:value-type="float" office:value="0.00309072600298004" calcext:value-type="float">
            <text:p>0.00309072600298</text:p>
          </table:table-cell>
          <table:table-cell table:formula="of:=[.L9]/SUM([.L9:.U9])*100" office:value-type="float" office:value="0.0110343063734026" calcext:value-type="float">
            <text:p>0.011034306373403</text:p>
          </table:table-cell>
          <table:table-cell table:formula="of:=[.M9]/SUM([.M9:.V9])*100" office:value-type="float" office:value="0.0225673431187624" calcext:value-type="float">
            <text:p>0.02256734311876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GB</text:p>
          </table:table-cell>
          <table:table-cell office:value-type="float" office:value="0" calcext:value-type="float">
            <text:p>0</text:p>
          </table:table-cell>
          <table:table-cell office:value-type="float" office:value="0.027204206" calcext:value-type="float">
            <text:p>0.027204206</text:p>
          </table:table-cell>
          <table:table-cell office:value-type="float" office:value="0.2026744113" calcext:value-type="float">
            <text:p>0.2026744113</text:p>
          </table:table-cell>
          <table:table-cell office:value-type="float" office:value="1.5802418747" calcext:value-type="float">
            <text:p>1.5802418747</text:p>
          </table:table-cell>
          <table:table-cell office:value-type="float" office:value="0" calcext:value-type="float">
            <text:p>0</text:p>
          </table:table-cell>
          <table:table-cell office:value-type="float" office:value="0.4013354071" calcext:value-type="float">
            <text:p>0.4013354071</text:p>
          </table:table-cell>
          <table:table-cell office:value-type="float" office:value="0.1743907425" calcext:value-type="float">
            <text:p>0.1743907425</text:p>
          </table:table-cell>
          <table:table-cell office:value-type="float" office:value="0.0567243969" calcext:value-type="float">
            <text:p>0.0567243969</text:p>
          </table:table-cell>
          <table:table-cell office:value-type="float" office:value="0.0048447615" calcext:value-type="float">
            <text:p>0.0048447615</text:p>
          </table:table-cell>
          <table:table-cell office:value-type="float" office:value="0.0241455046" calcext:value-type="float">
            <text:p>0.0241455046</text:p>
          </table:table-cell>
          <table:table-cell office:value-type="float" office:value="0.020044799" calcext:value-type="float">
            <text:p>0.020044799</text:p>
          </table:table-cell>
          <table:table-cell table:number-columns-repeated="3"/>
          <table:table-cell table:formula="of:=[.D10]/SUM([.D10:.M10])*100" office:value-type="float" office:value="1.09183413705296" calcext:value-type="float">
            <text:p>1.09183413705296</text:p>
          </table:table-cell>
          <table:table-cell table:formula="of:=[.E10]/SUM([.E10:.N10])*100" office:value-type="float" office:value="8.22408112481077" calcext:value-type="float">
            <text:p>8.22408112481077</text:p>
          </table:table-cell>
          <table:table-cell table:formula="of:=[.F10]/SUM([.F10:.O10])*100" office:value-type="float" office:value="69.8688009175299" calcext:value-type="float">
            <text:p>69.8688009175299</text:p>
          </table:table-cell>
          <table:table-cell table:formula="of:=[.G10]/SUM([.G10:.P10])*100" office:value-type="float" office:value="0" calcext:value-type="float">
            <text:p>0</text:p>
          </table:table-cell>
          <table:table-cell table:formula="of:=[.H10]/SUM([.H10:.Q10])*100" office:value-type="float" office:value="22.6318692613027" calcext:value-type="float">
            <text:p>22.6318692613027</text:p>
          </table:table-cell>
          <table:table-cell table:formula="of:=[.I10]/SUM([.I10:.R10])*100" office:value-type="float" office:value="1.81731505595993" calcext:value-type="float">
            <text:p>1.81731505595993</text:p>
          </table:table-cell>
          <table:table-cell table:formula="of:=[.J10]/SUM([.J10:.S10])*100" office:value-type="float" office:value="0.0715399881778323" calcext:value-type="float">
            <text:p>0.071539988177832</text:p>
          </table:table-cell>
          <table:table-cell table:formula="of:=[.K10]/SUM([.K10:.T10])*100" office:value-type="float" office:value="0.00611451739177462" calcext:value-type="float">
            <text:p>0.006114517391775</text:p>
          </table:table-cell>
          <table:table-cell table:formula="of:=[.L10]/SUM([.L10:.U10])*100" office:value-type="float" office:value="0.0237044185296734" calcext:value-type="float">
            <text:p>0.023704418529673</text:p>
          </table:table-cell>
          <table:table-cell table:formula="of:=[.M10]/SUM([.M10:.V10])*100" office:value-type="float" office:value="0.0193381920416299" calcext:value-type="float">
            <text:p>0.01933819204163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IT</text:p>
          </table:table-cell>
          <table:table-cell office:value-type="float" office:value="0" calcext:value-type="float">
            <text:p>0</text:p>
          </table:table-cell>
          <table:table-cell office:value-type="float" office:value="0.0182084041" calcext:value-type="float">
            <text:p>0.0182084041</text:p>
          </table:table-cell>
          <table:table-cell office:value-type="float" office:value="0.1727574885" calcext:value-type="float">
            <text:p>0.1727574885</text:p>
          </table:table-cell>
          <table:table-cell office:value-type="float" office:value="1.7997129021" calcext:value-type="float">
            <text:p>1.7997129021</text:p>
          </table:table-cell>
          <table:table-cell office:value-type="float" office:value="0" calcext:value-type="float">
            <text:p>0</text:p>
          </table:table-cell>
          <table:table-cell office:value-type="float" office:value="0.2613234329" calcext:value-type="float">
            <text:p>0.2613234329</text:p>
          </table:table-cell>
          <table:table-cell office:value-type="float" office:value="0.0633425635" calcext:value-type="float">
            <text:p>0.0633425635</text:p>
          </table:table-cell>
          <table:table-cell office:value-type="float" office:value="0.0242894301" calcext:value-type="float">
            <text:p>0.0242894301</text:p>
          </table:table-cell>
          <table:table-cell office:value-type="float" office:value="0.0056830074" calcext:value-type="float">
            <text:p>0.0056830074</text:p>
          </table:table-cell>
          <table:table-cell office:value-type="float" office:value="0.0064874884" calcext:value-type="float">
            <text:p>0.0064874884</text:p>
          </table:table-cell>
          <table:table-cell office:value-type="float" office:value="0.0172919191" calcext:value-type="float">
            <text:p>0.0172919191</text:p>
          </table:table-cell>
          <table:table-cell table:number-columns-repeated="3"/>
          <table:table-cell table:formula="of:=[.D11]/SUM([.D11:.M11])*100" office:value-type="float" office:value="0.768580049565839" calcext:value-type="float">
            <text:p>0.768580049565839</text:p>
          </table:table-cell>
          <table:table-cell table:formula="of:=[.E11]/SUM([.E11:.N11])*100" office:value-type="float" office:value="7.3486049293389" calcext:value-type="float">
            <text:p>7.3486049293389</text:p>
          </table:table-cell>
          <table:table-cell table:formula="of:=[.F11]/SUM([.F11:.O11])*100" office:value-type="float" office:value="82.6264863792369" calcext:value-type="float">
            <text:p>82.6264863792369</text:p>
          </table:table-cell>
          <table:table-cell table:formula="of:=[.G11]/SUM([.G11:.P11])*100" office:value-type="float" office:value="0" calcext:value-type="float">
            <text:p>0</text:p>
          </table:table-cell>
          <table:table-cell table:formula="of:=[.H11]/SUM([.H11:.Q11])*100" office:value-type="float" office:value="22.7832531304788" calcext:value-type="float">
            <text:p>22.7832531304788</text:p>
          </table:table-cell>
          <table:table-cell table:formula="of:=[.I11]/SUM([.I11:.R11])*100" office:value-type="float" office:value="0.769254485060218" calcext:value-type="float">
            <text:p>0.769254485060218</text:p>
          </table:table-cell>
          <table:table-cell table:formula="of:=[.J11]/SUM([.J11:.S11])*100" office:value-type="float" office:value="0.0267512328468365" calcext:value-type="float">
            <text:p>0.026751232846837</text:p>
          </table:table-cell>
          <table:table-cell table:formula="of:=[.K11]/SUM([.K11:.T11])*100" office:value-type="float" office:value="0.00626067115211546" calcext:value-type="float">
            <text:p>0.006260671152115</text:p>
          </table:table-cell>
          <table:table-cell table:formula="of:=[.L11]/SUM([.L11:.U11])*100" office:value-type="float" office:value="0.00571329650755397" calcext:value-type="float">
            <text:p>0.005713296507554</text:p>
          </table:table-cell>
          <table:table-cell table:formula="of:=[.M11]/SUM([.M11:.V11])*100" office:value-type="float" office:value="0.0151267553727056" calcext:value-type="float">
            <text:p>0.015126755372706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LV</text:p>
          </table:table-cell>
          <table:table-cell office:value-type="float" office:value="0" calcext:value-type="float">
            <text:p>0</text:p>
          </table:table-cell>
          <table:table-cell office:value-type="float" office:value="0.0117488533" calcext:value-type="float">
            <text:p>0.0117488533</text:p>
          </table:table-cell>
          <table:table-cell office:value-type="float" office:value="0.0842825826" calcext:value-type="float">
            <text:p>0.0842825826</text:p>
          </table:table-cell>
          <table:table-cell office:value-type="float" office:value="0.6737817395" calcext:value-type="float">
            <text:p>0.6737817395</text:p>
          </table:table-cell>
          <table:table-cell office:value-type="float" office:value="0" calcext:value-type="float">
            <text:p>0</text:p>
          </table:table-cell>
          <table:table-cell office:value-type="float" office:value="0.2471601693" calcext:value-type="float">
            <text:p>0.2471601693</text:p>
          </table:table-cell>
          <table:table-cell office:value-type="float" office:value="0.2848565221" calcext:value-type="float">
            <text:p>0.2848565221</text:p>
          </table:table-cell>
          <table:table-cell office:value-type="float" office:value="0.0167777426" calcext:value-type="float">
            <text:p>0.0167777426</text:p>
          </table:table-cell>
          <table:table-cell office:value-type="float" office:value="0.003800245" calcext:value-type="float">
            <text:p>0.003800245</text:p>
          </table:table-cell>
          <table:table-cell office:value-type="float" office:value="0.0265347602" calcext:value-type="float">
            <text:p>0.0265347602</text:p>
          </table:table-cell>
          <table:table-cell office:value-type="float" office:value="0.0235497572" calcext:value-type="float">
            <text:p>0.0235497572</text:p>
          </table:table-cell>
          <table:table-cell table:number-columns-repeated="3"/>
          <table:table-cell table:formula="of:=[.D12]/SUM([.D12:.M12])*100" office:value-type="float" office:value="0.856023213053751" calcext:value-type="float">
            <text:p>0.856023213053751</text:p>
          </table:table-cell>
          <table:table-cell table:formula="of:=[.E12]/SUM([.E12:.N12])*100" office:value-type="float" office:value="6.19386250635299" calcext:value-type="float">
            <text:p>6.19386250635299</text:p>
          </table:table-cell>
          <table:table-cell table:formula="of:=[.F12]/SUM([.F12:.O12])*100" office:value-type="float" office:value="52.785143716516" calcext:value-type="float">
            <text:p>52.785143716516</text:p>
          </table:table-cell>
          <table:table-cell table:formula="of:=[.G12]/SUM([.G12:.P12])*100" office:value-type="float" office:value="0" calcext:value-type="float">
            <text:p>0</text:p>
          </table:table-cell>
          <table:table-cell table:formula="of:=[.H12]/SUM([.H12:.Q12])*100" office:value-type="float" office:value="16.9438377353853" calcext:value-type="float">
            <text:p>16.9438377353853</text:p>
          </table:table-cell>
          <table:table-cell table:formula="of:=[.I12]/SUM([.I12:.R12])*100" office:value-type="float" office:value="3.84660301294634" calcext:value-type="float">
            <text:p>3.84660301294634</text:p>
          </table:table-cell>
          <table:table-cell table:formula="of:=[.J12]/SUM([.J12:.S12])*100" office:value-type="float" office:value="0.0280069256466409" calcext:value-type="float">
            <text:p>0.028006925646641</text:p>
          </table:table-cell>
          <table:table-cell table:formula="of:=[.K12]/SUM([.K12:.T12])*100" office:value-type="float" office:value="0.00634548989720443" calcext:value-type="float">
            <text:p>0.006345489897204</text:p>
          </table:table-cell>
          <table:table-cell table:formula="of:=[.L12]/SUM([.L12:.U12])*100" office:value-type="float" office:value="0.034537449251569" calcext:value-type="float">
            <text:p>0.034537449251569</text:p>
          </table:table-cell>
          <table:table-cell table:formula="of:=[.M12]/SUM([.M12:.V12])*100" office:value-type="float" office:value="0.0292003017731592" calcext:value-type="float">
            <text:p>0.029200301773159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NL</text:p>
          </table:table-cell>
          <table:table-cell office:value-type="float" office:value="0" calcext:value-type="float">
            <text:p>0</text:p>
          </table:table-cell>
          <table:table-cell office:value-type="float" office:value="0.0123040221" calcext:value-type="float">
            <text:p>0.0123040221</text:p>
          </table:table-cell>
          <table:table-cell office:value-type="float" office:value="0.0830998086" calcext:value-type="float">
            <text:p>0.0830998086</text:p>
          </table:table-cell>
          <table:table-cell office:value-type="float" office:value="0.2570130292" calcext:value-type="float">
            <text:p>0.2570130292</text:p>
          </table:table-cell>
          <table:table-cell office:value-type="float" office:value="0" calcext:value-type="float">
            <text:p>0</text:p>
          </table:table-cell>
          <table:table-cell office:value-type="float" office:value="0.2153162557" calcext:value-type="float">
            <text:p>0.2153162557</text:p>
          </table:table-cell>
          <table:table-cell office:value-type="float" office:value="0.0986804967" calcext:value-type="float">
            <text:p>0.0986804967</text:p>
          </table:table-cell>
          <table:table-cell office:value-type="float" office:value="0.0183593848" calcext:value-type="float">
            <text:p>0.0183593848</text:p>
          </table:table-cell>
          <table:table-cell office:value-type="float" office:value="0.0066109605" calcext:value-type="float">
            <text:p>0.0066109605</text:p>
          </table:table-cell>
          <table:table-cell office:value-type="float" office:value="0.011449975" calcext:value-type="float">
            <text:p>0.011449975</text:p>
          </table:table-cell>
          <table:table-cell office:value-type="float" office:value="0.0085903212" calcext:value-type="float">
            <text:p>0.0085903212</text:p>
          </table:table-cell>
          <table:table-cell table:number-columns-repeated="3"/>
          <table:table-cell table:formula="of:=[.D13]/SUM([.D13:.M13])*100" office:value-type="float" office:value="1.72949151427989" calcext:value-type="float">
            <text:p>1.72949151427989</text:p>
          </table:table-cell>
          <table:table-cell table:formula="of:=[.E13]/SUM([.E13:.N13])*100" office:value-type="float" office:value="11.8863401217745" calcext:value-type="float">
            <text:p>11.8863401217745</text:p>
          </table:table-cell>
          <table:table-cell table:formula="of:=[.F13]/SUM([.F13:.O13])*100" office:value-type="float" office:value="41.7215110996861" calcext:value-type="float">
            <text:p>41.7215110996861</text:p>
          </table:table-cell>
          <table:table-cell table:formula="of:=[.G13]/SUM([.G13:.P13])*100" office:value-type="float" office:value="0" calcext:value-type="float">
            <text:p>0</text:p>
          </table:table-cell>
          <table:table-cell table:formula="of:=[.H13]/SUM([.H13:.Q13])*100" office:value-type="float" office:value="10.3096178243946" calcext:value-type="float">
            <text:p>10.3096178243946</text:p>
          </table:table-cell>
          <table:table-cell table:formula="of:=[.I13]/SUM([.I13:.R13])*100" office:value-type="float" office:value="0.71717964582785" calcext:value-type="float">
            <text:p>0.71717964582785</text:p>
          </table:table-cell>
          <table:table-cell table:formula="of:=[.J13]/SUM([.J13:.S13])*100" office:value-type="float" office:value="0.0331502431378166" calcext:value-type="float">
            <text:p>0.033150243137817</text:p>
          </table:table-cell>
          <table:table-cell table:formula="of:=[.K13]/SUM([.K13:.T13])*100" office:value-type="float" office:value="0.0119409024227961" calcext:value-type="float">
            <text:p>0.011940902422796</text:p>
          </table:table-cell>
          <table:table-cell table:formula="of:=[.L13]/SUM([.L13:.U13])*100" office:value-type="float" office:value="0.0174364214151489" calcext:value-type="float">
            <text:p>0.017436421415149</text:p>
          </table:table-cell>
          <table:table-cell table:formula="of:=[.M13]/SUM([.M13:.V13])*100" office:value-type="float" office:value="0.0129425460302321" calcext:value-type="float">
            <text:p>0.012942546030232</text:p>
          </table:table-cell>
        </table:table-row>
        <table:table-row table:style-name="ro1">
          <table:table-cell office:value-type="string" calcext:value-type="string">
            <text:p>PFOS</text:p>
          </table:table-cell>
          <table:table-cell office:value-type="string" calcext:value-type="string">
            <text:p>T_PT</text:p>
          </table:table-cell>
          <table:table-cell office:value-type="float" office:value="0" calcext:value-type="float">
            <text:p>0</text:p>
          </table:table-cell>
          <table:table-cell office:value-type="float" office:value="0.0123966657" calcext:value-type="float">
            <text:p>0.0123966657</text:p>
          </table:table-cell>
          <table:table-cell office:value-type="float" office:value="0.1337314879" calcext:value-type="float">
            <text:p>0.1337314879</text:p>
          </table:table-cell>
          <table:table-cell office:value-type="float" office:value="0.9984216333" calcext:value-type="float">
            <text:p>0.9984216333</text:p>
          </table:table-cell>
          <table:table-cell office:value-type="float" office:value="0" calcext:value-type="float">
            <text:p>0</text:p>
          </table:table-cell>
          <table:table-cell office:value-type="float" office:value="0.2245682515" calcext:value-type="float">
            <text:p>0.2245682515</text:p>
          </table:table-cell>
          <table:table-cell office:value-type="float" office:value="0.094021192" calcext:value-type="float">
            <text:p>0.094021192</text:p>
          </table:table-cell>
          <table:table-cell office:value-type="float" office:value="0.0217841005" calcext:value-type="float">
            <text:p>0.0217841005</text:p>
          </table:table-cell>
          <table:table-cell office:value-type="float" office:value="0.0031691539" calcext:value-type="float">
            <text:p>0.0031691539</text:p>
          </table:table-cell>
          <table:table-cell office:value-type="float" office:value="0.0198806952" calcext:value-type="float">
            <text:p>0.0198806952</text:p>
          </table:table-cell>
          <table:table-cell office:value-type="float" office:value="0.0341543493" calcext:value-type="float">
            <text:p>0.0341543493</text:p>
          </table:table-cell>
          <table:table-cell table:number-columns-repeated="3"/>
          <table:table-cell table:formula="of:=[.D14]/SUM([.D14:.M14])*100" office:value-type="float" office:value="0.803867738852122" calcext:value-type="float">
            <text:p>0.803867738852122</text:p>
          </table:table-cell>
          <table:table-cell table:formula="of:=[.E14]/SUM([.E14:.N14])*100" office:value-type="float" office:value="8.74215792347174" calcext:value-type="float">
            <text:p>8.74215792347174</text:p>
          </table:table-cell>
          <table:table-cell table:formula="of:=[.F14]/SUM([.F14:.O14])*100" office:value-type="float" office:value="71.5202062894447" calcext:value-type="float">
            <text:p>71.5202062894447</text:p>
          </table:table-cell>
          <table:table-cell table:formula="of:=[.G14]/SUM([.G14:.P14])*100" office:value-type="float" office:value="0" calcext:value-type="float">
            <text:p>0</text:p>
          </table:table-cell>
          <table:table-cell table:formula="of:=[.H14]/SUM([.H14:.Q14])*100" office:value-type="float" office:value="18.6915057740248" calcext:value-type="float">
            <text:p>18.6915057740248</text:p>
          </table:table-cell>
          <table:table-cell table:formula="of:=[.I14]/SUM([.I14:.R14])*100" office:value-type="float" office:value="0.967392241284493" calcext:value-type="float">
            <text:p>0.967392241284493</text:p>
          </table:table-cell>
          <table:table-cell table:formula="of:=[.J14]/SUM([.J14:.S14])*100" office:value-type="float" office:value="0.026845820903198" calcext:value-type="float">
            <text:p>0.026845820903198</text:p>
          </table:table-cell>
          <table:table-cell table:formula="of:=[.K14]/SUM([.K14:.T14])*100" office:value-type="float" office:value="0.0039065824259879" calcext:value-type="float">
            <text:p>0.003906582425988</text:p>
          </table:table-cell>
          <table:table-cell table:formula="of:=[.L14]/SUM([.L14:.U14])*100" office:value-type="float" office:value="0.0199181866509409" calcext:value-type="float">
            <text:p>0.019918186650941</text:p>
          </table:table-cell>
          <table:table-cell table:formula="of:=[.M14]/SUM([.M14:.V14])*100" office:value-type="float" office:value="0.0338969748859643" calcext:value-type="float">
            <text:p>0.033896974885964</text:p>
          </table:table-cell>
        </table:table-row>
        <table:table-row table:style-name="ro1" table:number-rows-repeated="3">
          <table:table-cell table:style-name="Default" table:number-columns-repeated="13"/>
          <table:table-cell table:number-columns-repeated="13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Default" table:number-columns-repeated="2"/>
          <table:table-cell table:style-name="Default" table:formula="of:=AVERAGE([.D2:.D14])" office:value-type="float" office:value="0.0155982158615385" calcext:value-type="float">
            <text:p>0.015598215861539</text:p>
          </table:table-cell>
          <table:table-cell table:style-name="Default" table:formula="of:=AVERAGE([.E2:.E14])" office:value-type="float" office:value="0.141760188615385" calcext:value-type="float">
            <text:p>0.141760188615385</text:p>
          </table:table-cell>
          <table:table-cell table:style-name="Default" table:formula="of:=AVERAGE([.F2:.F14])" office:value-type="float" office:value="0.891591150230769" calcext:value-type="float">
            <text:p>0.891591150230769</text:p>
          </table:table-cell>
          <table:table-cell table:style-name="Default" table:formula="of:=AVERAGE([.G2:.G14])" office:value-type="float" office:value="0" calcext:value-type="float">
            <text:p>0</text:p>
          </table:table-cell>
          <table:table-cell table:style-name="Default" table:formula="of:=AVERAGE([.H2:.H14])" office:value-type="float" office:value="0.2452139534" calcext:value-type="float">
            <text:p>0.2452139534</text:p>
          </table:table-cell>
          <table:table-cell table:style-name="Default" table:formula="of:=AVERAGE([.I2:.I14])" office:value-type="float" office:value="0.151823092638462" calcext:value-type="float">
            <text:p>0.151823092638462</text:p>
          </table:table-cell>
          <table:table-cell table:style-name="Default" table:formula="of:=AVERAGE([.J2:.J14])" office:value-type="float" office:value="0.0234481390846154" calcext:value-type="float">
            <text:p>0.023448139084615</text:p>
          </table:table-cell>
          <table:table-cell table:style-name="Default" table:formula="of:=AVERAGE([.K2:.K14])" office:value-type="float" office:value="0.00465333374615385" calcext:value-type="float">
            <text:p>0.004653333746154</text:p>
          </table:table-cell>
          <table:table-cell table:style-name="Default" table:formula="of:=AVERAGE([.L2:.L14])" office:value-type="float" office:value="0.0166022647230769" calcext:value-type="float">
            <text:p>0.016602264723077</text:p>
          </table:table-cell>
          <table:table-cell table:style-name="Default" table:formula="of:=AVERAGE([.M2:.M14])" office:value-type="float" office:value="0.0193654603846154" calcext:value-type="float">
            <text:p>0.019365460384615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elative [%]</text:p>
          </table:table-cell>
          <table:table-cell table:style-name="ce2" table:number-columns-repeated="2"/>
          <table:table-cell table:style-name="ce2" table:formula="of:=ROUND([.D18]/SUM([.$D$18:.$M$18]) *100;2)" office:value-type="float" office:value="1.03" calcext:value-type="float">
            <text:p>1.03</text:p>
          </table:table-cell>
          <table:table-cell table:style-name="ce2" table:formula="of:=ROUND([.E18]/SUM([.$D$18:.$M$18]) *100;2)" office:value-type="float" office:value="9.39" calcext:value-type="float">
            <text:p>9.39</text:p>
          </table:table-cell>
          <table:table-cell table:style-name="ce2" table:formula="of:=ROUND([.F18]/SUM([.$D$18:.$M$18]) *100;2)" office:value-type="float" office:value="59.04" calcext:value-type="float">
            <text:p>59.04</text:p>
          </table:table-cell>
          <table:table-cell table:style-name="ce2" table:formula="of:=ROUND([.G18]/SUM([.$D$18:.$M$18]) *100;2)" office:value-type="float" office:value="0" calcext:value-type="float">
            <text:p>0</text:p>
          </table:table-cell>
          <table:table-cell table:style-name="ce2" table:formula="of:=ROUND([.H18]/SUM([.$D$18:.$M$18]) *100;2)" office:value-type="float" office:value="16.24" calcext:value-type="float">
            <text:p>16.24</text:p>
          </table:table-cell>
          <table:table-cell table:style-name="ce2" table:formula="of:=ROUND([.I18]/SUM([.$D$18:.$M$18]) *100;2)" office:value-type="float" office:value="10.05" calcext:value-type="float">
            <text:p>10.05</text:p>
          </table:table-cell>
          <table:table-cell table:style-name="ce2" table:formula="of:=ROUND([.J18]/SUM([.$D$18:.$M$18]) *100;2)" office:value-type="float" office:value="1.55" calcext:value-type="float">
            <text:p>1.55</text:p>
          </table:table-cell>
          <table:table-cell table:style-name="ce2" table:formula="of:=ROUND([.K18]/SUM([.$D$18:.$M$18]) *100;2)" office:value-type="float" office:value="0.31" calcext:value-type="float">
            <text:p>0.31</text:p>
          </table:table-cell>
          <table:table-cell table:style-name="ce2" table:formula="of:=ROUND([.L18]/SUM([.$D$18:.$M$18]) *100;2)" office:value-type="float" office:value="1.1" calcext:value-type="float">
            <text:p>1.1</text:p>
          </table:table-cell>
          <table:table-cell table:style-name="ce2" table:formula="of:=ROUND([.M18]/SUM([.$D$18:.$M$18]) *100;2)" office:value-type="float" office:value="1.28" calcext:value-type="float">
            <text:p>1.28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13"/>
          <table:table-cell table:number-columns-repeated="13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Default" table:number-columns-repeated="2"/>
          <table:table-cell table:style-name="Default" table:formula="of:=MEDIAN([.D1:.D14])" office:value-type="float" office:value="0.0142983565" calcext:value-type="float">
            <text:p>0.0142983565</text:p>
          </table:table-cell>
          <table:table-cell table:style-name="Default" table:formula="of:=MEDIAN([.E1:.E14])" office:value-type="float" office:value="0.1411220711" calcext:value-type="float">
            <text:p>0.1411220711</text:p>
          </table:table-cell>
          <table:table-cell table:style-name="Default" table:formula="of:=MEDIAN([.F1:.F14])" office:value-type="float" office:value="0.6737817395" calcext:value-type="float">
            <text:p>0.6737817395</text:p>
          </table:table-cell>
          <table:table-cell table:style-name="Default" table:formula="of:=MEDIAN([.G1:.G14])" office:value-type="float" office:value="0" calcext:value-type="float">
            <text:p>0</text:p>
          </table:table-cell>
          <table:table-cell table:style-name="Default" table:formula="of:=MEDIAN([.H1:.H14])" office:value-type="float" office:value="0.2245682515" calcext:value-type="float">
            <text:p>0.2245682515</text:p>
          </table:table-cell>
          <table:table-cell table:style-name="Default" table:formula="of:=MEDIAN([.I1:.I14])" office:value-type="float" office:value="0.1282790975" calcext:value-type="float">
            <text:p>0.1282790975</text:p>
          </table:table-cell>
          <table:table-cell table:style-name="Default" table:formula="of:=MEDIAN([.J1:.J14])" office:value-type="float" office:value="0.0217841005" calcext:value-type="float">
            <text:p>0.0217841005</text:p>
          </table:table-cell>
          <table:table-cell table:style-name="Default" table:formula="of:=MEDIAN([.K1:.K14])" office:value-type="float" office:value="0.0040397228" calcext:value-type="float">
            <text:p>0.0040397228</text:p>
          </table:table-cell>
          <table:table-cell table:style-name="Default" table:formula="of:=MEDIAN([.L1:.L14])" office:value-type="float" office:value="0.0171442473" calcext:value-type="float">
            <text:p>0.0171442473</text:p>
          </table:table-cell>
          <table:table-cell table:style-name="Default" table:formula="of:=MEDIAN([.M1:.M14])" office:value-type="float" office:value="0.020044799" calcext:value-type="float">
            <text:p>0.020044799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Relative [%]</text:p>
          </table:table-cell>
          <table:table-cell table:style-name="Default" table:number-columns-repeated="2"/>
          <table:table-cell table:style-name="ce3" table:formula="of:=[.D22]/SUM([.$D$22:.$M$22]) *100" office:value-type="float" office:value="1.14840482406519" calcext:value-type="float">
            <text:p>1.14840482406519</text:p>
          </table:table-cell>
          <table:table-cell table:style-name="ce3" table:formula="of:=[.E22]/SUM([.$D$22:.$M$22]) *100" office:value-type="float" office:value="11.3345381501232" calcext:value-type="float">
            <text:p>11.3345381501232</text:p>
          </table:table-cell>
          <table:table-cell table:style-name="ce3" table:formula="of:=[.F22]/SUM([.$D$22:.$M$22]) *100" office:value-type="float" office:value="54.1163035072484" calcext:value-type="float">
            <text:p>54.1163035072484</text:p>
          </table:table-cell>
          <table:table-cell table:style-name="ce3" table:formula="of:=[.G22]/SUM([.$D$22:.$M$22]) *100" office:value-type="float" office:value="0" calcext:value-type="float">
            <text:p>0</text:p>
          </table:table-cell>
          <table:table-cell table:style-name="ce3" table:formula="of:=[.H22]/SUM([.$D$22:.$M$22]) *100" office:value-type="float" office:value="18.0367067609823" calcext:value-type="float">
            <text:p>18.0367067609823</text:p>
          </table:table-cell>
          <table:table-cell table:style-name="ce3" table:formula="of:=[.I22]/SUM([.$D$22:.$M$22]) *100" office:value-type="float" office:value="10.3030256935984" calcext:value-type="float">
            <text:p>10.3030256935984</text:p>
          </table:table-cell>
          <table:table-cell table:style-name="ce3" table:formula="of:=[.J22]/SUM([.$D$22:.$M$22]) *100" office:value-type="float" office:value="1.74963927512375" calcext:value-type="float">
            <text:p>1.74963927512375</text:p>
          </table:table-cell>
          <table:table-cell table:style-name="ce3" table:formula="of:=[.K22]/SUM([.$D$22:.$M$22]) *100" office:value-type="float" office:value="0.324459468569423" calcext:value-type="float">
            <text:p>0.324459468569423</text:p>
          </table:table-cell>
          <table:table-cell table:style-name="ce3" table:formula="of:=[.L22]/SUM([.$D$22:.$M$22]) *100" office:value-type="float" office:value="1.37697897686959" calcext:value-type="float">
            <text:p>1.37697897686959</text:p>
          </table:table-cell>
          <table:table-cell table:style-name="ce3" table:formula="of:=[.M22]/SUM([.$D$22:.$M$22]) *100" office:value-type="float" office:value="1.60994334341973" calcext:value-type="float">
            <text:p>1.60994334341973</text:p>
          </table:table-cell>
          <table:table-cell table:number-columns-repeated="13"/>
        </table:table-row>
      </table:table>
      <table:table table:name="Source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Annexes to the Risk to human health related to the presence of perfluoroalkyl substances in foo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FSA CONTAM Panel; Dieter, Schrenk; Bignami, Margherita; Bodin, Laurent; Chipman, James Kevin; del Mazo, Jesús; Grasl-Kraupp, Bettina; Hogstrand, Christer; Hoogenboom, Laurentius (Ron); Leblanc, Jean-Charles; Nebbia, Carlo Stefano; Nielsen, Elsa; Ntzani, Evanghelia; Petersen, Annette; Sand, Salomon; Vleminckx, Christiane; Wallace, Heather; Barregard, Lars; Ceccatelli, Sandra; Cravedi, Jean-Pierre; Halldorson, Thorhallur Ingi; Haug, Line Smastuen; Johansson, Niklas; Knutsen, Helle Katrine; Rose, Martin; Roudot, Alain-Claude; Van Loveren, Henk; Vollmer, Gunther; Mackay, Karen; Riolo, Francesca; Schwertdle, Tanj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exes <text:s/>to the Risk to human health related to the presence of perfluoroalkyl substances in food - available at: https://www.efsa.europa.eu/en/efsajournal/pub/62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ex A - Occurrence and exposure dat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pan text:style-name="T1">Downloaded from: </text:span><text:span text:style-name="T1"><text:a xlink:href="https://zenodo.org/record/3974423" xlink:type="simple">https://zenodo.org/record/3974423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4">
      <number:number number:decimal-places="1" loext:min-decimal-places="1" number:min-integer-digits="1"/>
      <number:text>%</number:text>
    </number:percentage-style>
    <number:number-style style:name="N145">
      <number:number number:decimal-places="3" loext:min-decimal-places="3" number:min-integer-digits="1"/>
    </number:number-style>
    <number:number-style style:name="N146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4:21:13.606512396</meta:creation-date>
    <dc:date>2021-07-02T01:10:01.314268596</dc:date>
    <meta:editing-duration>PT10H18M13S</meta:editing-duration>
    <meta:editing-cycles>3</meta:editing-cycles>
    <meta:generator>LibreOffice/6.4.5.2$Linux_X86_64 LibreOffice_project/40$Build-2</meta:generator>
    <meta:document-statistic meta:table-count="4" meta:cell-count="11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75cm" svg:height="13.734cm" xlink:href=".." xlink:type="simple" chart:class="chart:bar" chart:style-name="ch1">
        <chart:legend chart:legend-position="end" svg:x="13.582cm" svg:y="6.568cm" style:legend-expansion="high" chart:style-name="ch2"/>
        <chart:plot-area chart:style-name="ch3" table:cell-range-address="Adult.D1:Adult.M1 Adult.D24:Adult.M24" chart:data-source-has-labels="row" svg:x="0.309cm" svg:y="0.274cm" svg:width="12.964cm" svg:height="13.186cm">
          <chartooo:coordinate-region svg:x="8.952cm" svg:y="0.274cm" svg:width="4.321cm" svg:height="4.395cm"/>
          <chart:axis chart:dimension="x" chart:name="primary-x" chart:style-name="ch4" chartooo:axis-type="auto">
            <chartooo:date-scale/>
            <chart:categories table:cell-range-address="Adult.D1:Adult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dult.D24:Adult.M2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inking water (water without any additives except carbon dioxide; includes water ice for consumptio</text:p>
                <draw:g>
                  <svg:desc>Adult.D1:Adult.M1</svg:desc>
                </draw:g>
              </table:table-cell>
              <table:table-cell office:value-type="string">
                <text:p>Eggs and egg products</text:p>
              </table:table-cell>
              <table:table-cell office:value-type="string">
                <text:p>Fish and other seafood (including amphibians, reptiles, snails and insects)</text:p>
              </table:table-cell>
              <table:table-cell office:value-type="string">
                <text:p>Food for infants and small children</text:p>
              </table:table-cell>
              <table:table-cell office:value-type="string">
                <text:p>Fruit and fruit products</text:p>
              </table:table-cell>
              <table:table-cell office:value-type="string">
                <text:p>Meat and meat products (including edible offal)</text:p>
              </table:table-cell>
              <table:table-cell office:value-type="string">
                <text:p>Milk and dairy products</text:p>
              </table:table-cell>
              <table:table-cell office:value-type="string">
                <text:p>Other foods</text:p>
              </table:table-cell>
              <table:table-cell office:value-type="string">
                <text:p>Starchy roots and tubers</text:p>
              </table:table-cell>
              <table:table-cell office:value-type="string">
                <text:p>Vegetables and vegetable products (including fungi)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1.11">
                <text:p>1.11</text:p>
                <draw:g>
                  <svg:desc>Adult.D24:Adult.M24</svg:desc>
                </draw:g>
              </table:table-cell>
              <table:table-cell office:value-type="float" office:value="9.41">
                <text:p>9.41</text:p>
              </table:table-cell>
              <table:table-cell office:value-type="float" office:value="60.81">
                <text:p>60.81</text:p>
              </table:table-cell>
              <table:table-cell office:value-type="float" office:value="0">
                <text:p>0</text:p>
              </table:table-cell>
              <table:table-cell office:value-type="float" office:value="9.23">
                <text:p>9.23</text:p>
              </table:table-cell>
              <table:table-cell office:value-type="float" office:value="16.72">
                <text:p>16.72</text:p>
              </table:table-cell>
              <table:table-cell office:value-type="float" office:value="0.5">
                <text:p>0.5</text:p>
              </table:table-cell>
              <table:table-cell office:value-type="float" office:value="0.29">
                <text:p>0.29</text:p>
              </table:table-cell>
              <table:table-cell office:value-type="float" office:value="0.77">
                <text:p>0.77</text:p>
              </table:table-cell>
              <table:table-cell office:value-type="float" office:value="1.16">
                <text:p>1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